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Sans1" svg:font-family="DejaVuSans"/>
    <style:font-face style:name="Lohit Devanagari2" svg:font-family="'Lohit Devanagari'"/>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412cm" fo:min-width="0.785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12cm" fo:min-width="2.576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12cm" fo:min-width="0.9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289cm" fo:min-width="0.246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12cm" fo:min-width="0.352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paragraph-properties style:writing-mode="lr-tb"/>
    </style:style>
    <style:style style:name="gr10" style:family="graphic" style:parent-style-name="standard">
      <style:graphic-properties draw:stroke="solid" svg:stroke-width="0.021cm" svg:stroke-color="#000000" draw:stroke-linejoin="round" svg:stroke-linecap="butt" draw:fill="none" fo:padding-top="0.01cm" fo:padding-bottom="0.01cm" fo:padding-left="0.01cm" fo:padding-right="0.01cm"/>
    </style:style>
    <style:style style:name="gr11" style:family="graphic" style:parent-style-name="standard">
      <style:graphic-properties draw:stroke="none" draw:fill="none" draw:textarea-horizontal-align="left" draw:textarea-vertical-align="top" draw:auto-grow-height="true" draw:auto-grow-width="true" fo:min-height="0.289cm" fo:min-width="0.332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12cm" fo:min-width="0.429cm" fo:padding-top="0cm" fo:padding-bottom="0cm" fo:padding-left="0cm" fo:padding-right="0cm"/>
      <style:paragraph-properties style:writing-mode="lr-tb"/>
    </style:style>
    <style:style style:name="gr13" style:family="graphic" style:parent-style-name="standard">
      <style:graphic-properties draw:stroke="solid" svg:stroke-width="0.052cm" svg:stroke-color="#1f77b4" draw:stroke-linejoin="round" svg:stroke-linecap="square" draw:fill="none" fo:padding-top="0.026cm" fo:padding-bottom="0.026cm" fo:padding-left="0.026cm" fo:padding-right="0.026cm"/>
    </style:style>
    <style:style style:name="gr14" style:family="graphic" style:parent-style-name="standard">
      <style:graphic-properties draw:stroke="solid" svg:stroke-width="0.052cm" svg:stroke-color="#ff7f0e" draw:stroke-linejoin="round" svg:stroke-linecap="square" draw:fill="none" fo:padding-top="0.026cm" fo:padding-bottom="0.026cm" fo:padding-left="0.026cm" fo:padding-right="0.026cm"/>
    </style:style>
    <style:style style:name="gr15" style:family="graphic" style:parent-style-name="standard">
      <style:graphic-properties draw:stroke="solid" svg:stroke-width="0.052cm" svg:stroke-color="#2ca02c" draw:stroke-linejoin="round" svg:stroke-linecap="square" draw:fill="none" fo:padding-top="0.026cm" fo:padding-bottom="0.026cm" fo:padding-left="0.026cm" fo:padding-right="0.026cm"/>
    </style:style>
    <style:style style:name="gr16" style:family="graphic" style:parent-style-name="standard">
      <style:graphic-properties draw:stroke="solid" svg:stroke-width="0.052cm" svg:stroke-color="#d62728" draw:stroke-linejoin="round" svg:stroke-linecap="square" draw:fill="none" fo:padding-top="0.026cm" fo:padding-bottom="0.026cm" fo:padding-left="0.026cm" fo:padding-right="0.026cm"/>
    </style:style>
    <style:style style:name="gr17"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8" style:family="graphic" style:parent-style-name="standard">
      <style:graphic-properties draw:stroke="solid" svg:stroke-width="0.052cm" svg:stroke-color="#000000" draw:stroke-linejoin="round" svg:stroke-linecap="square" draw:fill="none" fo:padding-top="0.026cm" fo:padding-bottom="0.026cm" fo:padding-left="0.026cm" fo:padding-right="0.026cm"/>
    </style:style>
    <style:style style:name="gr19" style:family="graphic" style:parent-style-name="standard">
      <style:graphic-properties draw:stroke="none" draw:fill="none" draw:textarea-horizontal-align="left" draw:textarea-vertical-align="top" draw:auto-grow-height="true" draw:auto-grow-width="true" fo:min-height="0.412cm" fo:min-width="1.12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12cm" fo:min-width="2.318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6cm" fo:min-width="0.352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6cm" fo:min-width="0.451cm" fo:padding-top="0cm" fo:padding-bottom="0cm" fo:padding-left="0cm" fo:padding-right="0cm"/>
      <style:paragraph-properties style:writing-mode="lr-tb"/>
    </style:style>
    <style:style style:name="gr23" style:family="graphic" style:parent-style-name="objectwithoutfill">
      <style:graphic-properties draw:stroke="dash" draw:stroke-dash="Fine_20_Dashed" svg:stroke-width="0.051cm" draw:marker-start-width="0.279cm" draw:marker-end-width="0.279cm" draw:fill="solid" draw:textarea-horizontal-align="center" draw:textarea-vertical-align="middle" fo:padding-top="0.026cm" fo:padding-bottom="0.026cm" fo:padding-left="0.026cm" fo:padding-right="0.026cm"/>
    </style:style>
    <style:style style:name="gr24" style:family="graphic" style:parent-style-name="standard">
      <style:graphic-properties draw:stroke="none" svg:stroke-color="#000000" draw:fill="none" draw:fill-color="#ffffff" fo:min-height="0.497cm"/>
      <style:paragraph-properties style:writing-mode="lr-tb"/>
    </style:style>
    <style:style style:name="gr25" style:family="graphic" style:parent-style-name="standard">
      <style:graphic-properties draw:stroke="none" svg:stroke-color="#000000" draw:fill="none" draw:fill-color="#ffffff" fo:min-height="0.822cm"/>
      <style:paragraph-properties style:writing-mode="lr-tb"/>
    </style:style>
    <style:style style:name="gr26"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27" style:family="graphic" style:parent-style-name="standard">
      <style:graphic-properties draw:stroke="none" draw:fill="none" draw:textarea-horizontal-align="left" draw:textarea-vertical-align="top" draw:auto-grow-height="true" draw:auto-grow-width="true" fo:min-height="0.412cm" fo:min-width="3.41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27cm" fo:min-width="0.31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354cm" fo:min-width="1.352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353cm" fo:min-width="1.352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paragraph-properties fo:text-align="start" style:writing-mode="lr-tb"/>
      <style:text-properties fo:font-size="10pt" style:font-size-asian="10pt" style:font-size-complex="10pt"/>
    </style:style>
    <style:style style:name="P6" style:family="paragraph">
      <loext:graphic-properties draw:fill="none"/>
      <style:paragraph-properties style:writing-mode="lr-tb"/>
      <style:text-properties fo:font-size="10pt" style:font-size-asian="10pt" style:font-size-complex="10pt"/>
    </style:style>
    <style:style style:name="P7" style:family="paragraph">
      <loext:graphic-properties draw:fill="none"/>
      <style:paragraph-properties style:writing-mode="lr-tb"/>
      <style:text-properties fo:font-size="7pt" style:font-size-asian="7pt" style:font-size-complex="7pt"/>
    </style:style>
    <style:style style:name="P8" style:family="paragraph">
      <loext:graphic-properties draw:fill="none"/>
      <style:paragraph-properties fo:text-align="start" style:writing-mode="lr-tb"/>
      <style:text-properties fo:font-size="7pt" style:font-size-asian="7pt" style:font-size-complex="7pt"/>
    </style:style>
    <style:style style:name="P9" style:family="paragraph">
      <loext:graphic-properties draw:fill="solid"/>
      <style:paragraph-properties fo:text-align="center"/>
    </style:style>
    <style:style style:name="P10" style:family="paragraph">
      <loext:graphic-properties draw:fill="none" draw:fill-color="#ffffff"/>
      <style:paragraph-properties style:writing-mode="lr-tb"/>
      <style:text-properties fo:color="#3465a4" fo:font-size="12pt"/>
    </style:style>
    <style:style style:name="P11" style:family="paragraph">
      <loext:graphic-properties draw:fill="none" draw:fill-color="#ffffff"/>
      <style:paragraph-properties style:writing-mode="lr-tb"/>
      <style:text-properties fo:color="#3465a4" fo:font-size="20pt" style:font-size-asian="20pt" style:font-size-complex="20pt"/>
    </style:style>
    <style:style style:name="P12" style:family="paragraph">
      <loext:graphic-properties draw:fill="solid" draw:fill-color="#ffffff" draw:opacity="80%"/>
    </style:style>
    <style:style style:name="T1" style:family="text">
      <style:text-properties fo:color="#000000" style:font-name="DejaVuSans1" fo:font-size="10pt" style:font-size-asian="10pt" style:font-name-complex="DejaVuSans1" style:font-size-complex="10pt"/>
    </style:style>
    <style:style style:name="T2" style:family="text">
      <style:text-properties fo:color="#000000" style:font-name="DejaVuSans1" fo:font-size="10pt" fo:font-style="italic" style:font-size-asian="10pt" style:font-name-complex="DejaVuSans1" style:font-size-complex="10pt" style:font-style-complex="italic"/>
    </style:style>
    <style:style style:name="T3" style:family="text">
      <style:text-properties fo:color="#000000" style:font-name="DejaVuSans1" fo:font-size="7pt" style:font-size-asian="7pt" style:font-name-complex="DejaVuSans1" style:font-size-complex="7pt"/>
    </style:style>
    <style:style style:name="T4" style:family="text">
      <style:text-properties fo:color="#000000" style:font-name="DejaVuSans1" fo:font-size="7pt" fo:font-style="italic" style:font-size-asian="7pt" style:font-name-complex="DejaVuSans1" style:font-size-complex="7pt" style:font-style-complex="italic"/>
    </style:style>
    <style:style style:name="T5" style:family="text">
      <style:text-properties fo:color="#3465a4" fo:font-size="12pt" fo:background-color="#ffffff"/>
    </style:style>
    <style:style style:name="T6" style:family="text">
      <style:text-properties fo:color="#3465a4" fo:font-size="20pt" fo:background-color="#ffffff"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8.474cm" svg:height="4.763cm" svg:x="2.698cm" svg:y="2.987cm" svg:viewBox="0 0 8475 4764" draw:points="0,4764 8475,4764 8475,0 0,0">
          <text:p/>
        </draw:polygon>
        <draw:polygon draw:style-name="gr2" draw:text-style-name="P2" draw:layer="layout" svg:width="0cm" svg:height="0.062cm" svg:x="3.691cm" svg:y="7.751cm" svg:viewBox="0 0 0 63" draw:points="0,0 0,63">
          <text:p/>
        </draw:polygon>
        <draw:line draw:style-name="gr3" draw:text-style-name="P3" draw:layer="layout" svg:x1="3.691cm" svg:y1="7.751cm" svg:x2="3.691cm" svg:y2="7.814cm">
          <text:p/>
        </draw:line>
        <draw:polygon draw:style-name="gr2" draw:text-style-name="P2" draw:layer="layout" svg:width="0.152cm" svg:height="0.026cm" svg:x="3.048cm" svg:y="11.231cm" svg:viewBox="0 0 153 27" draw:points="0,0 153,0 153,27 0,27">
          <text:p/>
        </draw:polygon>
        <draw:polygon draw:style-name="gr2" draw:text-style-name="P2" draw:layer="layout" svg:width="0cm" svg:height="0.062cm" svg:x="4.705cm" svg:y="7.751cm" svg:viewBox="0 0 0 63" draw:points="0,0 0,63">
          <text:p/>
        </draw:polygon>
        <draw:line draw:style-name="gr3" draw:text-style-name="P3" draw:layer="layout" svg:x1="4.705cm" svg:y1="7.751cm" svg:x2="4.705cm" svg:y2="7.814cm">
          <text:p/>
        </draw:line>
        <draw:frame draw:style-name="gr4" draw:text-style-name="P5" draw:layer="layout" svg:width="0.785cm" svg:height="0.412cm" svg:x="3.227cm" svg:y="11.049cm">
          <draw:text-box>
            <text:p text:style-name="P4"><text:span text:style-name="T1">0</text:span><text:span text:style-name="T1">.</text:span><text:span text:style-name="T1">0</text:span><text:span text:style-name="T1">5</text:span></text:p>
          </draw:text-box>
        </draw:frame>
        <draw:polygon draw:style-name="gr2" draw:text-style-name="P2" draw:layer="layout" svg:width="0cm" svg:height="0.062cm" svg:x="5.719cm" svg:y="7.751cm" svg:viewBox="0 0 0 63" draw:points="0,0 0,63">
          <text:p/>
        </draw:polygon>
        <draw:line draw:style-name="gr3" draw:text-style-name="P3" draw:layer="layout" svg:x1="5.719cm" svg:y1="7.751cm" svg:x2="5.719cm" svg:y2="7.814cm">
          <text:p/>
        </draw:line>
        <draw:frame draw:style-name="gr4" draw:text-style-name="P5" draw:layer="layout" svg:width="0.785cm" svg:height="0.412cm" svg:x="4.166cm" svg:y="11.049cm">
          <draw:text-box>
            <text:p text:style-name="P4"><text:span text:style-name="T1">0.00</text:span></text:p>
          </draw:text-box>
        </draw:frame>
        <draw:polygon draw:style-name="gr2" draw:text-style-name="P2" draw:layer="layout" svg:width="0cm" svg:height="0.062cm" svg:x="6.732cm" svg:y="7.751cm" svg:viewBox="0 0 0 63" draw:points="0,0 0,63">
          <text:p/>
        </draw:polygon>
        <draw:line draw:style-name="gr3" draw:text-style-name="P3" draw:layer="layout" svg:x1="6.732cm" svg:y1="7.751cm" svg:x2="6.732cm" svg:y2="7.814cm">
          <text:p/>
        </draw:line>
        <draw:frame draw:style-name="gr4" draw:text-style-name="P5" draw:layer="layout" svg:width="0.785cm" svg:height="0.412cm" svg:x="5.205cm" svg:y="11.049cm">
          <draw:text-box>
            <text:p text:style-name="P4"><text:span text:style-name="T1">0</text:span><text:span text:style-name="T1">.</text:span><text:span text:style-name="T1">0</text:span><text:span text:style-name="T1">5</text:span></text:p>
          </draw:text-box>
        </draw:frame>
        <draw:polygon draw:style-name="gr2" draw:text-style-name="P2" draw:layer="layout" svg:width="0cm" svg:height="0.062cm" svg:x="7.746cm" svg:y="7.751cm" svg:viewBox="0 0 0 63" draw:points="0,0 0,63">
          <text:p/>
        </draw:polygon>
        <draw:line draw:style-name="gr3" draw:text-style-name="P3" draw:layer="layout" svg:x1="7.746cm" svg:y1="7.751cm" svg:x2="7.746cm" svg:y2="7.814cm">
          <text:p/>
        </draw:line>
        <draw:frame draw:style-name="gr4" draw:text-style-name="P5" draw:layer="layout" svg:width="0.785cm" svg:height="0.412cm" svg:x="6.246cm" svg:y="11.049cm">
          <draw:text-box>
            <text:p text:style-name="P4"><text:span text:style-name="T1">0</text:span><text:span text:style-name="T1">.</text:span><text:span text:style-name="T1">1</text:span><text:span text:style-name="T1">0</text:span></text:p>
          </draw:text-box>
        </draw:frame>
        <draw:polygon draw:style-name="gr2" draw:text-style-name="P2" draw:layer="layout" svg:width="0cm" svg:height="0.062cm" svg:x="8.76cm" svg:y="7.751cm" svg:viewBox="0 0 0 63" draw:points="0,0 0,63">
          <text:p/>
        </draw:polygon>
        <draw:line draw:style-name="gr3" draw:text-style-name="P3" draw:layer="layout" svg:x1="8.76cm" svg:y1="7.751cm" svg:x2="8.76cm" svg:y2="7.814cm">
          <text:p/>
        </draw:line>
        <draw:frame draw:style-name="gr4" draw:text-style-name="P5" draw:layer="layout" svg:width="0.785cm" svg:height="0.412cm" svg:x="7.287cm" svg:y="11.049cm">
          <draw:text-box>
            <text:p text:style-name="P4"><text:span text:style-name="T1">0.15</text:span></text:p>
          </draw:text-box>
        </draw:frame>
        <draw:polygon draw:style-name="gr2" draw:text-style-name="P2" draw:layer="layout" svg:width="0cm" svg:height="0.062cm" svg:x="9.773cm" svg:y="7.751cm" svg:viewBox="0 0 0 63" draw:points="0,0 0,63">
          <text:p/>
        </draw:polygon>
        <draw:line draw:style-name="gr3" draw:text-style-name="P3" draw:layer="layout" svg:x1="9.773cm" svg:y1="7.751cm" svg:x2="9.773cm" svg:y2="7.814cm">
          <text:p/>
        </draw:line>
        <draw:frame draw:style-name="gr4" draw:text-style-name="P5" draw:layer="layout" svg:width="0.785cm" svg:height="0.412cm" svg:x="8.328cm" svg:y="11.049cm">
          <draw:text-box>
            <text:p text:style-name="P4"><text:span text:style-name="T1">0.20</text:span></text:p>
          </draw:text-box>
        </draw:frame>
        <draw:polygon draw:style-name="gr2" draw:text-style-name="P2" draw:layer="layout" svg:width="0cm" svg:height="0.062cm" svg:x="10.787cm" svg:y="7.751cm" svg:viewBox="0 0 0 63" draw:points="0,0 0,63">
          <text:p/>
        </draw:polygon>
        <draw:line draw:style-name="gr3" draw:text-style-name="P3" draw:layer="layout" svg:x1="10.787cm" svg:y1="7.751cm" svg:x2="10.787cm" svg:y2="7.814cm">
          <text:p/>
        </draw:line>
        <draw:frame draw:style-name="gr4" draw:text-style-name="P5" draw:layer="layout" svg:width="0.785cm" svg:height="0.412cm" svg:x="9.368cm" svg:y="11.049cm">
          <draw:text-box>
            <text:p text:style-name="P4"><text:span text:style-name="T1">0.25</text:span></text:p>
          </draw:text-box>
        </draw:frame>
        <draw:frame draw:style-name="gr4" draw:text-style-name="P5" draw:layer="layout" svg:width="0.785cm" svg:height="0.412cm" svg:x="10.409cm" svg:y="11.049cm">
          <draw:text-box>
            <text:p text:style-name="P4"><text:span text:style-name="T1">0.30</text:span></text:p>
          </draw:text-box>
        </draw:frame>
        <draw:frame draw:style-name="gr5" draw:text-style-name="P6" draw:layer="layout" svg:width="2.576cm" svg:height="0.412cm" svg:x="5.281cm" svg:y="11.653cm">
          <draw:text-box>
            <text:p text:style-name="P4"><text:span text:style-name="T1">bias current I [</text:span></text:p>
          </draw:text-box>
        </draw:frame>
        <draw:frame draw:style-name="gr6" draw:text-style-name="P6" draw:layer="layout" svg:width="0.9cm" svg:height="0.412cm" svg:x="8.092cm" svg:y="11.653cm">
          <draw:text-box>
            <text:p text:style-name="P4"><text:span text:style-name="T2">A</text:span><text:span text:style-name="T1">/</text:span><text:span text:style-name="T2">cm</text:span></text:p>
          </draw:text-box>
        </draw:frame>
        <draw:frame draw:style-name="gr7" draw:text-style-name="P7" draw:layer="layout" svg:width="0.246cm" svg:height="0.289cm" svg:x="9.006cm" svg:y="11.616cm">
          <draw:text-box>
            <text:p text:style-name="P4"><text:span text:style-name="T3">2</text:span></text:p>
          </draw:text-box>
        </draw:frame>
        <draw:path draw:style-name="gr2" draw:text-style-name="P2" draw:layer="layout" svg:width="0.213cm" svg:height="0.266cm" svg:x="7.863cm" svg:y="11.787cm" svg:viewBox="0 0 214 267" svg:d="M0 267l51-267h32l-23 121c-1 3-2 6-2 8 0 3 0 6 0 9 0 11 3 19 10 25 6 6 16 8 29 8 17 0 30-4 41-14 10-10 17-24 21-43l23-114h32l-29 150c-1 2-1 4-1 5 0 2 0 3 0 4 0 4 0 7 2 8 1 2 3 3 6 3 2 0 3 0 5-1s5-2 9-3l-5 25c-5 3-10 4-15 5-4 2-9 3-13 3-9 0-15-3-19-8-4-4-6-11-6-19-7 9-14 16-23 20s-20 7-32 7c-11 0-20-3-28-8-8-4-13-11-15-19l-19 95z">
          <text:p/>
        </draw:path>
        <draw:polygon draw:style-name="gr2" draw:text-style-name="P2" draw:layer="layout" svg:width="0.082cm" svg:height="0cm" svg:x="2.615cm" svg:y="7.061cm" svg:viewBox="0 0 83 0" draw:points="83,0 0,0">
          <text:p/>
        </draw:polygon>
        <draw:line draw:style-name="gr3" draw:text-style-name="P3" draw:layer="layout" svg:x1="2.698cm" svg:y1="7.061cm" svg:x2="2.615cm" svg:y2="7.061cm">
          <text:p/>
        </draw:line>
        <draw:frame draw:style-name="gr8" draw:text-style-name="P6" draw:layer="layout" svg:width="0.352cm" svg:height="0.412cm" svg:x="9.173cm" svg:y="11.653cm">
          <draw:text-box>
            <text:p text:style-name="P4"><text:span text:style-name="T1">]</text:span></text:p>
          </draw:text-box>
        </draw:frame>
        <draw:frame draw:style-name="gr9" draw:text-style-name="P5" draw:layer="layout" svg:width="0.451cm" svg:height="0.412cm" svg:x="1.651cm" svg:y="6.994cm">
          <draw:text-box>
            <text:p text:style-name="P4"><text:span text:style-name="T1">10</text:span></text:p>
          </draw:text-box>
        </draw:frame>
        <draw:polygon draw:style-name="gr2" draw:text-style-name="P2" draw:layer="layout" svg:width="0.082cm" svg:height="0cm" svg:x="2.615cm" svg:y="6.354cm" svg:viewBox="0 0 83 0" draw:points="83,0 0,0">
          <text:p/>
        </draw:polygon>
        <draw:line draw:style-name="gr3" draw:text-style-name="P3" draw:layer="layout" svg:x1="2.698cm" svg:y1="6.354cm" svg:x2="2.615cm" svg:y2="6.354cm">
          <text:p/>
        </draw:line>
        <draw:frame draw:style-name="gr7" draw:text-style-name="P8" draw:layer="layout" svg:width="0.246cm" svg:height="0.289cm" svg:x="2.103cm" svg:y="6.977cm">
          <draw:text-box>
            <text:p text:style-name="P4"><text:span text:style-name="T3">0</text:span></text:p>
          </draw:text-box>
        </draw:frame>
        <draw:polygon draw:style-name="gr2" draw:text-style-name="P2" draw:layer="layout" svg:width="0.082cm" svg:height="0cm" svg:x="2.615cm" svg:y="5.647cm" svg:viewBox="0 0 83 0" draw:points="83,0 0,0">
          <text:p/>
        </draw:polygon>
        <draw:line draw:style-name="gr3" draw:text-style-name="P3" draw:layer="layout" svg:x1="2.698cm" svg:y1="5.647cm" svg:x2="2.615cm" svg:y2="5.647cm">
          <text:p/>
        </draw:line>
        <draw:frame draw:style-name="gr9" draw:text-style-name="P5" draw:layer="layout" svg:width="0.451cm" svg:height="0.412cm" svg:x="1.651cm" svg:y="5.599cm">
          <draw:text-box>
            <text:p text:style-name="P4"><text:span text:style-name="T1">10</text:span></text:p>
          </draw:text-box>
        </draw:frame>
        <draw:polygon draw:style-name="gr2" draw:text-style-name="P2" draw:layer="layout" svg:width="0.082cm" svg:height="0cm" svg:x="2.615cm" svg:y="4.939cm" svg:viewBox="0 0 83 0" draw:points="83,0 0,0">
          <text:p/>
        </draw:polygon>
        <draw:line draw:style-name="gr3" draw:text-style-name="P3" draw:layer="layout" svg:x1="2.698cm" svg:y1="4.939cm" svg:x2="2.615cm" svg:y2="4.939cm">
          <text:p/>
        </draw:line>
        <draw:frame draw:style-name="gr7" draw:text-style-name="P8" draw:layer="layout" svg:width="0.246cm" svg:height="0.289cm" svg:x="2.103cm" svg:y="5.58cm">
          <draw:text-box>
            <text:p text:style-name="P4"><text:span text:style-name="T3">2</text:span></text:p>
          </draw:text-box>
        </draw:frame>
        <draw:polygon draw:style-name="gr2" draw:text-style-name="P2" draw:layer="layout" svg:width="0.082cm" svg:height="0cm" svg:x="2.615cm" svg:y="4.231cm" svg:viewBox="0 0 83 0" draw:points="83,0 0,0">
          <text:p/>
        </draw:polygon>
        <draw:line draw:style-name="gr3" draw:text-style-name="P3" draw:layer="layout" svg:x1="2.698cm" svg:y1="4.231cm" svg:x2="2.615cm" svg:y2="4.231cm">
          <text:p/>
        </draw:line>
        <draw:frame draw:style-name="gr9" draw:text-style-name="P5" draw:layer="layout" svg:width="0.451cm" svg:height="0.412cm" svg:x="1.651cm" svg:y="4.21cm">
          <draw:text-box>
            <text:p text:style-name="P4"><text:span text:style-name="T1">10</text:span></text:p>
          </draw:text-box>
        </draw:frame>
        <draw:polygon draw:style-name="gr2" draw:text-style-name="P2" draw:layer="layout" svg:width="0.082cm" svg:height="0cm" svg:x="2.615cm" svg:y="3.524cm" svg:viewBox="0 0 83 0" draw:points="83,0 0,0">
          <text:p/>
        </draw:polygon>
        <draw:line draw:style-name="gr3" draw:text-style-name="P3" draw:layer="layout" svg:x1="2.698cm" svg:y1="3.524cm" svg:x2="2.615cm" svg:y2="3.524cm">
          <text:p/>
        </draw:line>
        <draw:frame draw:style-name="gr7" draw:text-style-name="P8" draw:layer="layout" svg:width="0.246cm" svg:height="0.289cm" svg:x="2.103cm" svg:y="4.191cm">
          <draw:text-box>
            <text:p text:style-name="P4"><text:span text:style-name="T3">4</text:span></text:p>
          </draw:text-box>
        </draw:frame>
        <draw:polygon draw:style-name="gr2" draw:text-style-name="P2" draw:layer="layout" svg:width="0.047cm" svg:height="0cm" svg:x="2.651cm" svg:y="7.556cm" svg:viewBox="0 0 48 0" draw:points="48,0 0,0">
          <text:p/>
        </draw:polygon>
        <draw:line draw:style-name="gr10" draw:text-style-name="P3" draw:layer="layout" svg:x1="2.699cm" svg:y1="7.556cm" svg:x2="2.651cm" svg:y2="7.556cm">
          <text:p/>
        </draw:line>
        <draw:polygon draw:style-name="gr2" draw:text-style-name="P2" draw:layer="layout" svg:width="0.047cm" svg:height="0cm" svg:x="2.651cm" svg:y="7.432cm" svg:viewBox="0 0 48 0" draw:points="48,0 0,0">
          <text:p/>
        </draw:polygon>
        <draw:line draw:style-name="gr10" draw:text-style-name="P3" draw:layer="layout" svg:x1="2.699cm" svg:y1="7.432cm" svg:x2="2.651cm" svg:y2="7.432cm">
          <text:p/>
        </draw:line>
        <draw:polygon draw:style-name="gr2" draw:text-style-name="P2" draw:layer="layout" svg:width="0.047cm" svg:height="0cm" svg:x="2.651cm" svg:y="7.343cm" svg:viewBox="0 0 48 0" draw:points="48,0 0,0">
          <text:p/>
        </draw:polygon>
        <draw:line draw:style-name="gr10" draw:text-style-name="P3" draw:layer="layout" svg:x1="2.699cm" svg:y1="7.343cm" svg:x2="2.651cm" svg:y2="7.343cm">
          <text:p/>
        </draw:line>
        <draw:polygon draw:style-name="gr2" draw:text-style-name="P2" draw:layer="layout" svg:width="0.047cm" svg:height="0cm" svg:x="2.651cm" svg:y="7.275cm" svg:viewBox="0 0 48 0" draw:points="48,0 0,0">
          <text:p/>
        </draw:polygon>
        <draw:line draw:style-name="gr10" draw:text-style-name="P3" draw:layer="layout" svg:x1="2.699cm" svg:y1="7.275cm" svg:x2="2.651cm" svg:y2="7.275cm">
          <text:p/>
        </draw:line>
        <draw:polygon draw:style-name="gr2" draw:text-style-name="P2" draw:layer="layout" svg:width="0.047cm" svg:height="0cm" svg:x="2.651cm" svg:y="7.219cm" svg:viewBox="0 0 48 0" draw:points="48,0 0,0">
          <text:p/>
        </draw:polygon>
        <draw:line draw:style-name="gr10" draw:text-style-name="P3" draw:layer="layout" svg:x1="2.699cm" svg:y1="7.219cm" svg:x2="2.651cm" svg:y2="7.219cm">
          <text:p/>
        </draw:line>
        <draw:polygon draw:style-name="gr2" draw:text-style-name="P2" draw:layer="layout" svg:width="0.047cm" svg:height="0cm" svg:x="2.651cm" svg:y="7.171cm" svg:viewBox="0 0 48 0" draw:points="48,0 0,0">
          <text:p/>
        </draw:polygon>
        <draw:line draw:style-name="gr10" draw:text-style-name="P3" draw:layer="layout" svg:x1="2.699cm" svg:y1="7.171cm" svg:x2="2.651cm" svg:y2="7.171cm">
          <text:p/>
        </draw:line>
        <draw:polygon draw:style-name="gr2" draw:text-style-name="P2" draw:layer="layout" svg:width="0.047cm" svg:height="0cm" svg:x="2.651cm" svg:y="7.13cm" svg:viewBox="0 0 48 0" draw:points="48,0 0,0">
          <text:p/>
        </draw:polygon>
        <draw:line draw:style-name="gr10" draw:text-style-name="P3" draw:layer="layout" svg:x1="2.699cm" svg:y1="7.13cm" svg:x2="2.651cm" svg:y2="7.13cm">
          <text:p/>
        </draw:line>
        <draw:polygon draw:style-name="gr2" draw:text-style-name="P2" draw:layer="layout" svg:width="0.047cm" svg:height="0cm" svg:x="2.651cm" svg:y="7.094cm" svg:viewBox="0 0 48 0" draw:points="48,0 0,0">
          <text:p/>
        </draw:polygon>
        <draw:line draw:style-name="gr10" draw:text-style-name="P3" draw:layer="layout" svg:x1="2.699cm" svg:y1="7.094cm" svg:x2="2.651cm" svg:y2="7.094cm">
          <text:p/>
        </draw:line>
        <draw:polygon draw:style-name="gr2" draw:text-style-name="P2" draw:layer="layout" svg:width="0.047cm" svg:height="0cm" svg:x="2.651cm" svg:y="6.849cm" svg:viewBox="0 0 48 0" draw:points="48,0 0,0">
          <text:p/>
        </draw:polygon>
        <draw:line draw:style-name="gr10" draw:text-style-name="P3" draw:layer="layout" svg:x1="2.699cm" svg:y1="6.849cm" svg:x2="2.651cm" svg:y2="6.849cm">
          <text:p/>
        </draw:line>
        <draw:polygon draw:style-name="gr2" draw:text-style-name="P2" draw:layer="layout" svg:width="0.047cm" svg:height="0cm" svg:x="2.651cm" svg:y="6.724cm" svg:viewBox="0 0 48 0" draw:points="48,0 0,0">
          <text:p/>
        </draw:polygon>
        <draw:line draw:style-name="gr10" draw:text-style-name="P3" draw:layer="layout" svg:x1="2.699cm" svg:y1="6.724cm" svg:x2="2.651cm" svg:y2="6.724cm">
          <text:p/>
        </draw:line>
        <draw:polygon draw:style-name="gr2" draw:text-style-name="P2" draw:layer="layout" svg:width="0.047cm" svg:height="0cm" svg:x="2.651cm" svg:y="6.636cm" svg:viewBox="0 0 48 0" draw:points="48,0 0,0">
          <text:p/>
        </draw:polygon>
        <draw:line draw:style-name="gr10" draw:text-style-name="P3" draw:layer="layout" svg:x1="2.699cm" svg:y1="6.636cm" svg:x2="2.651cm" svg:y2="6.636cm">
          <text:p/>
        </draw:line>
        <draw:polygon draw:style-name="gr2" draw:text-style-name="P2" draw:layer="layout" svg:width="0.047cm" svg:height="0cm" svg:x="2.651cm" svg:y="6.567cm" svg:viewBox="0 0 48 0" draw:points="48,0 0,0">
          <text:p/>
        </draw:polygon>
        <draw:line draw:style-name="gr10" draw:text-style-name="P3" draw:layer="layout" svg:x1="2.699cm" svg:y1="6.567cm" svg:x2="2.651cm" svg:y2="6.567cm">
          <text:p/>
        </draw:line>
        <draw:polygon draw:style-name="gr2" draw:text-style-name="P2" draw:layer="layout" svg:width="0.047cm" svg:height="0cm" svg:x="2.651cm" svg:y="6.511cm" svg:viewBox="0 0 48 0" draw:points="48,0 0,0">
          <text:p/>
        </draw:polygon>
        <draw:line draw:style-name="gr10" draw:text-style-name="P3" draw:layer="layout" svg:x1="2.699cm" svg:y1="6.511cm" svg:x2="2.651cm" svg:y2="6.511cm">
          <text:p/>
        </draw:line>
        <draw:polygon draw:style-name="gr2" draw:text-style-name="P2" draw:layer="layout" svg:width="0.047cm" svg:height="0cm" svg:x="2.651cm" svg:y="6.464cm" svg:viewBox="0 0 48 0" draw:points="48,0 0,0">
          <text:p/>
        </draw:polygon>
        <draw:line draw:style-name="gr10" draw:text-style-name="P3" draw:layer="layout" svg:x1="2.699cm" svg:y1="6.464cm" svg:x2="2.651cm" svg:y2="6.464cm">
          <text:p/>
        </draw:line>
        <draw:polygon draw:style-name="gr2" draw:text-style-name="P2" draw:layer="layout" svg:width="0.047cm" svg:height="0cm" svg:x="2.651cm" svg:y="6.422cm" svg:viewBox="0 0 48 0" draw:points="48,0 0,0">
          <text:p/>
        </draw:polygon>
        <draw:line draw:style-name="gr10" draw:text-style-name="P3" draw:layer="layout" svg:x1="2.699cm" svg:y1="6.422cm" svg:x2="2.651cm" svg:y2="6.422cm">
          <text:p/>
        </draw:line>
        <draw:polygon draw:style-name="gr2" draw:text-style-name="P2" draw:layer="layout" svg:width="0.047cm" svg:height="0cm" svg:x="2.651cm" svg:y="6.386cm" svg:viewBox="0 0 48 0" draw:points="48,0 0,0">
          <text:p/>
        </draw:polygon>
        <draw:line draw:style-name="gr10" draw:text-style-name="P3" draw:layer="layout" svg:x1="2.699cm" svg:y1="6.386cm" svg:x2="2.651cm" svg:y2="6.386cm">
          <text:p/>
        </draw:line>
        <draw:polygon draw:style-name="gr2" draw:text-style-name="P2" draw:layer="layout" svg:width="0.047cm" svg:height="0cm" svg:x="2.651cm" svg:y="6.141cm" svg:viewBox="0 0 48 0" draw:points="48,0 0,0">
          <text:p/>
        </draw:polygon>
        <draw:line draw:style-name="gr10" draw:text-style-name="P3" draw:layer="layout" svg:x1="2.699cm" svg:y1="6.141cm" svg:x2="2.651cm" svg:y2="6.141cm">
          <text:p/>
        </draw:line>
        <draw:polygon draw:style-name="gr2" draw:text-style-name="P2" draw:layer="layout" svg:width="0.047cm" svg:height="0cm" svg:x="2.651cm" svg:y="6.017cm" svg:viewBox="0 0 48 0" draw:points="48,0 0,0">
          <text:p/>
        </draw:polygon>
        <draw:line draw:style-name="gr10" draw:text-style-name="P3" draw:layer="layout" svg:x1="2.699cm" svg:y1="6.017cm" svg:x2="2.651cm" svg:y2="6.017cm">
          <text:p/>
        </draw:line>
        <draw:polygon draw:style-name="gr2" draw:text-style-name="P2" draw:layer="layout" svg:width="0.047cm" svg:height="0cm" svg:x="2.651cm" svg:y="5.928cm" svg:viewBox="0 0 48 0" draw:points="48,0 0,0">
          <text:p/>
        </draw:polygon>
        <draw:line draw:style-name="gr10" draw:text-style-name="P3" draw:layer="layout" svg:x1="2.699cm" svg:y1="5.928cm" svg:x2="2.651cm" svg:y2="5.928cm">
          <text:p/>
        </draw:line>
        <draw:polygon draw:style-name="gr2" draw:text-style-name="P2" draw:layer="layout" svg:width="0.047cm" svg:height="0cm" svg:x="2.651cm" svg:y="5.86cm" svg:viewBox="0 0 48 0" draw:points="48,0 0,0">
          <text:p/>
        </draw:polygon>
        <draw:line draw:style-name="gr10" draw:text-style-name="P3" draw:layer="layout" svg:x1="2.699cm" svg:y1="5.86cm" svg:x2="2.651cm" svg:y2="5.86cm">
          <text:p/>
        </draw:line>
        <draw:polygon draw:style-name="gr2" draw:text-style-name="P2" draw:layer="layout" svg:width="0.047cm" svg:height="0cm" svg:x="2.651cm" svg:y="5.803cm" svg:viewBox="0 0 48 0" draw:points="48,0 0,0">
          <text:p/>
        </draw:polygon>
        <draw:line draw:style-name="gr10" draw:text-style-name="P3" draw:layer="layout" svg:x1="2.699cm" svg:y1="5.803cm" svg:x2="2.651cm" svg:y2="5.803cm">
          <text:p/>
        </draw:line>
        <draw:polygon draw:style-name="gr2" draw:text-style-name="P2" draw:layer="layout" svg:width="0.047cm" svg:height="0cm" svg:x="2.651cm" svg:y="5.756cm" svg:viewBox="0 0 48 0" draw:points="48,0 0,0">
          <text:p/>
        </draw:polygon>
        <draw:line draw:style-name="gr10" draw:text-style-name="P3" draw:layer="layout" svg:x1="2.699cm" svg:y1="5.756cm" svg:x2="2.651cm" svg:y2="5.756cm">
          <text:p/>
        </draw:line>
        <draw:polygon draw:style-name="gr2" draw:text-style-name="P2" draw:layer="layout" svg:width="0.047cm" svg:height="0cm" svg:x="2.651cm" svg:y="5.715cm" svg:viewBox="0 0 48 0" draw:points="48,0 0,0">
          <text:p/>
        </draw:polygon>
        <draw:line draw:style-name="gr10" draw:text-style-name="P3" draw:layer="layout" svg:x1="2.699cm" svg:y1="5.715cm" svg:x2="2.651cm" svg:y2="5.715cm">
          <text:p/>
        </draw:line>
        <draw:polygon draw:style-name="gr2" draw:text-style-name="P2" draw:layer="layout" svg:width="0.047cm" svg:height="0cm" svg:x="2.651cm" svg:y="5.679cm" svg:viewBox="0 0 48 0" draw:points="48,0 0,0">
          <text:p/>
        </draw:polygon>
        <draw:line draw:style-name="gr10" draw:text-style-name="P3" draw:layer="layout" svg:x1="2.699cm" svg:y1="5.679cm" svg:x2="2.651cm" svg:y2="5.679cm">
          <text:p/>
        </draw:line>
        <draw:polygon draw:style-name="gr2" draw:text-style-name="P2" draw:layer="layout" svg:width="0.047cm" svg:height="0cm" svg:x="2.651cm" svg:y="5.433cm" svg:viewBox="0 0 48 0" draw:points="48,0 0,0">
          <text:p/>
        </draw:polygon>
        <draw:line draw:style-name="gr10" draw:text-style-name="P3" draw:layer="layout" svg:x1="2.699cm" svg:y1="5.433cm" svg:x2="2.651cm" svg:y2="5.433cm">
          <text:p/>
        </draw:line>
        <draw:polygon draw:style-name="gr2" draw:text-style-name="P2" draw:layer="layout" svg:width="0.047cm" svg:height="0cm" svg:x="2.651cm" svg:y="5.309cm" svg:viewBox="0 0 48 0" draw:points="48,0 0,0">
          <text:p/>
        </draw:polygon>
        <draw:line draw:style-name="gr10" draw:text-style-name="P3" draw:layer="layout" svg:x1="2.699cm" svg:y1="5.309cm" svg:x2="2.651cm" svg:y2="5.309cm">
          <text:p/>
        </draw:line>
        <draw:polygon draw:style-name="gr2" draw:text-style-name="P2" draw:layer="layout" svg:width="0.047cm" svg:height="0cm" svg:x="2.651cm" svg:y="5.22cm" svg:viewBox="0 0 48 0" draw:points="48,0 0,0">
          <text:p/>
        </draw:polygon>
        <draw:line draw:style-name="gr10" draw:text-style-name="P3" draw:layer="layout" svg:x1="2.699cm" svg:y1="5.22cm" svg:x2="2.651cm" svg:y2="5.22cm">
          <text:p/>
        </draw:line>
        <draw:polygon draw:style-name="gr2" draw:text-style-name="P2" draw:layer="layout" svg:width="0.047cm" svg:height="0cm" svg:x="2.651cm" svg:y="5.152cm" svg:viewBox="0 0 48 0" draw:points="48,0 0,0">
          <text:p/>
        </draw:polygon>
        <draw:line draw:style-name="gr10" draw:text-style-name="P3" draw:layer="layout" svg:x1="2.699cm" svg:y1="5.152cm" svg:x2="2.651cm" svg:y2="5.152cm">
          <text:p/>
        </draw:line>
        <draw:polygon draw:style-name="gr2" draw:text-style-name="P2" draw:layer="layout" svg:width="0.047cm" svg:height="0cm" svg:x="2.651cm" svg:y="5.096cm" svg:viewBox="0 0 48 0" draw:points="48,0 0,0">
          <text:p/>
        </draw:polygon>
        <draw:line draw:style-name="gr10" draw:text-style-name="P3" draw:layer="layout" svg:x1="2.699cm" svg:y1="5.096cm" svg:x2="2.651cm" svg:y2="5.096cm">
          <text:p/>
        </draw:line>
        <draw:polygon draw:style-name="gr2" draw:text-style-name="P2" draw:layer="layout" svg:width="0.047cm" svg:height="0cm" svg:x="2.651cm" svg:y="5.048cm" svg:viewBox="0 0 48 0" draw:points="48,0 0,0">
          <text:p/>
        </draw:polygon>
        <draw:line draw:style-name="gr10" draw:text-style-name="P3" draw:layer="layout" svg:x1="2.699cm" svg:y1="5.048cm" svg:x2="2.651cm" svg:y2="5.048cm">
          <text:p/>
        </draw:line>
        <draw:polygon draw:style-name="gr2" draw:text-style-name="P2" draw:layer="layout" svg:width="0.047cm" svg:height="0cm" svg:x="2.651cm" svg:y="5.008cm" svg:viewBox="0 0 48 0" draw:points="48,0 0,0">
          <text:p/>
        </draw:polygon>
        <draw:line draw:style-name="gr10" draw:text-style-name="P3" draw:layer="layout" svg:x1="2.699cm" svg:y1="5.008cm" svg:x2="2.651cm" svg:y2="5.008cm">
          <text:p/>
        </draw:line>
        <draw:polygon draw:style-name="gr2" draw:text-style-name="P2" draw:layer="layout" svg:width="0.047cm" svg:height="0cm" svg:x="2.651cm" svg:y="4.971cm" svg:viewBox="0 0 48 0" draw:points="48,0 0,0">
          <text:p/>
        </draw:polygon>
        <draw:line draw:style-name="gr10" draw:text-style-name="P3" draw:layer="layout" svg:x1="2.699cm" svg:y1="4.971cm" svg:x2="2.651cm" svg:y2="4.971cm">
          <text:p/>
        </draw:line>
        <draw:polygon draw:style-name="gr2" draw:text-style-name="P2" draw:layer="layout" svg:width="0.047cm" svg:height="0cm" svg:x="2.651cm" svg:y="4.726cm" svg:viewBox="0 0 48 0" draw:points="48,0 0,0">
          <text:p/>
        </draw:polygon>
        <draw:line draw:style-name="gr10" draw:text-style-name="P3" draw:layer="layout" svg:x1="2.699cm" svg:y1="4.726cm" svg:x2="2.651cm" svg:y2="4.726cm">
          <text:p/>
        </draw:line>
        <draw:polygon draw:style-name="gr2" draw:text-style-name="P2" draw:layer="layout" svg:width="0.047cm" svg:height="0cm" svg:x="2.651cm" svg:y="4.601cm" svg:viewBox="0 0 48 0" draw:points="48,0 0,0">
          <text:p/>
        </draw:polygon>
        <draw:line draw:style-name="gr10" draw:text-style-name="P3" draw:layer="layout" svg:x1="2.699cm" svg:y1="4.601cm" svg:x2="2.651cm" svg:y2="4.601cm">
          <text:p/>
        </draw:line>
        <draw:polygon draw:style-name="gr2" draw:text-style-name="P2" draw:layer="layout" svg:width="0.047cm" svg:height="0cm" svg:x="2.651cm" svg:y="4.513cm" svg:viewBox="0 0 48 0" draw:points="48,0 0,0">
          <text:p/>
        </draw:polygon>
        <draw:line draw:style-name="gr10" draw:text-style-name="P3" draw:layer="layout" svg:x1="2.699cm" svg:y1="4.513cm" svg:x2="2.651cm" svg:y2="4.513cm">
          <text:p/>
        </draw:line>
        <draw:polygon draw:style-name="gr2" draw:text-style-name="P2" draw:layer="layout" svg:width="0.047cm" svg:height="0cm" svg:x="2.651cm" svg:y="4.444cm" svg:viewBox="0 0 48 0" draw:points="48,0 0,0">
          <text:p/>
        </draw:polygon>
        <draw:line draw:style-name="gr10" draw:text-style-name="P3" draw:layer="layout" svg:x1="2.699cm" svg:y1="4.444cm" svg:x2="2.651cm" svg:y2="4.444cm">
          <text:p/>
        </draw:line>
        <draw:polygon draw:style-name="gr2" draw:text-style-name="P2" draw:layer="layout" svg:width="0.047cm" svg:height="0cm" svg:x="2.651cm" svg:y="4.388cm" svg:viewBox="0 0 48 0" draw:points="48,0 0,0">
          <text:p/>
        </draw:polygon>
        <draw:line draw:style-name="gr10" draw:text-style-name="P3" draw:layer="layout" svg:x1="2.699cm" svg:y1="4.388cm" svg:x2="2.651cm" svg:y2="4.388cm">
          <text:p/>
        </draw:line>
        <draw:polygon draw:style-name="gr2" draw:text-style-name="P2" draw:layer="layout" svg:width="0.047cm" svg:height="0cm" svg:x="2.651cm" svg:y="4.341cm" svg:viewBox="0 0 48 0" draw:points="48,0 0,0">
          <text:p/>
        </draw:polygon>
        <draw:line draw:style-name="gr10" draw:text-style-name="P3" draw:layer="layout" svg:x1="2.699cm" svg:y1="4.341cm" svg:x2="2.651cm" svg:y2="4.341cm">
          <text:p/>
        </draw:line>
        <draw:polygon draw:style-name="gr2" draw:text-style-name="P2" draw:layer="layout" svg:width="0.047cm" svg:height="0cm" svg:x="2.651cm" svg:y="4.3cm" svg:viewBox="0 0 48 0" draw:points="48,0 0,0">
          <text:p/>
        </draw:polygon>
        <draw:line draw:style-name="gr10" draw:text-style-name="P3" draw:layer="layout" svg:x1="2.699cm" svg:y1="4.3cm" svg:x2="2.651cm" svg:y2="4.3cm">
          <text:p/>
        </draw:line>
        <draw:polygon draw:style-name="gr2" draw:text-style-name="P2" draw:layer="layout" svg:width="0.047cm" svg:height="0cm" svg:x="2.651cm" svg:y="4.264cm" svg:viewBox="0 0 48 0" draw:points="48,0 0,0">
          <text:p/>
        </draw:polygon>
        <draw:line draw:style-name="gr10" draw:text-style-name="P3" draw:layer="layout" svg:x1="2.699cm" svg:y1="4.264cm" svg:x2="2.651cm" svg:y2="4.264cm">
          <text:p/>
        </draw:line>
        <draw:polygon draw:style-name="gr2" draw:text-style-name="P2" draw:layer="layout" svg:width="0.047cm" svg:height="0cm" svg:x="2.651cm" svg:y="4.018cm" svg:viewBox="0 0 48 0" draw:points="48,0 0,0">
          <text:p/>
        </draw:polygon>
        <draw:line draw:style-name="gr10" draw:text-style-name="P3" draw:layer="layout" svg:x1="2.699cm" svg:y1="4.018cm" svg:x2="2.651cm" svg:y2="4.018cm">
          <text:p/>
        </draw:line>
        <draw:polygon draw:style-name="gr2" draw:text-style-name="P2" draw:layer="layout" svg:width="0.047cm" svg:height="0cm" svg:x="2.651cm" svg:y="3.894cm" svg:viewBox="0 0 48 0" draw:points="48,0 0,0">
          <text:p/>
        </draw:polygon>
        <draw:line draw:style-name="gr10" draw:text-style-name="P3" draw:layer="layout" svg:x1="2.699cm" svg:y1="3.894cm" svg:x2="2.651cm" svg:y2="3.894cm">
          <text:p/>
        </draw:line>
        <draw:polygon draw:style-name="gr2" draw:text-style-name="P2" draw:layer="layout" svg:width="0.047cm" svg:height="0cm" svg:x="2.651cm" svg:y="3.806cm" svg:viewBox="0 0 48 0" draw:points="48,0 0,0">
          <text:p/>
        </draw:polygon>
        <draw:line draw:style-name="gr10" draw:text-style-name="P3" draw:layer="layout" svg:x1="2.699cm" svg:y1="3.806cm" svg:x2="2.651cm" svg:y2="3.806cm">
          <text:p/>
        </draw:line>
        <draw:polygon draw:style-name="gr2" draw:text-style-name="P2" draw:layer="layout" svg:width="0.047cm" svg:height="0cm" svg:x="2.651cm" svg:y="3.737cm" svg:viewBox="0 0 48 0" draw:points="48,0 0,0">
          <text:p/>
        </draw:polygon>
        <draw:line draw:style-name="gr10" draw:text-style-name="P3" draw:layer="layout" svg:x1="2.699cm" svg:y1="3.737cm" svg:x2="2.651cm" svg:y2="3.737cm">
          <text:p/>
        </draw:line>
        <draw:polygon draw:style-name="gr2" draw:text-style-name="P2" draw:layer="layout" svg:width="0.047cm" svg:height="0cm" svg:x="2.651cm" svg:y="3.681cm" svg:viewBox="0 0 48 0" draw:points="48,0 0,0">
          <text:p/>
        </draw:polygon>
        <draw:line draw:style-name="gr10" draw:text-style-name="P3" draw:layer="layout" svg:x1="2.699cm" svg:y1="3.681cm" svg:x2="2.651cm" svg:y2="3.681cm">
          <text:p/>
        </draw:line>
        <draw:polygon draw:style-name="gr2" draw:text-style-name="P2" draw:layer="layout" svg:width="0.047cm" svg:height="0cm" svg:x="2.651cm" svg:y="3.634cm" svg:viewBox="0 0 48 0" draw:points="48,0 0,0">
          <text:p/>
        </draw:polygon>
        <draw:line draw:style-name="gr10" draw:text-style-name="P3" draw:layer="layout" svg:x1="2.699cm" svg:y1="3.634cm" svg:x2="2.651cm" svg:y2="3.634cm">
          <text:p/>
        </draw:line>
        <draw:polygon draw:style-name="gr2" draw:text-style-name="P2" draw:layer="layout" svg:width="0.047cm" svg:height="0cm" svg:x="2.651cm" svg:y="3.592cm" svg:viewBox="0 0 48 0" draw:points="48,0 0,0">
          <text:p/>
        </draw:polygon>
        <draw:line draw:style-name="gr10" draw:text-style-name="P3" draw:layer="layout" svg:x1="2.699cm" svg:y1="3.592cm" svg:x2="2.651cm" svg:y2="3.592cm">
          <text:p/>
        </draw:line>
        <draw:polygon draw:style-name="gr2" draw:text-style-name="P2" draw:layer="layout" svg:width="0.047cm" svg:height="0cm" svg:x="2.651cm" svg:y="3.556cm" svg:viewBox="0 0 48 0" draw:points="48,0 0,0">
          <text:p/>
        </draw:polygon>
        <draw:line draw:style-name="gr10" draw:text-style-name="P3" draw:layer="layout" svg:x1="2.699cm" svg:y1="3.556cm" svg:x2="2.651cm" svg:y2="3.556cm">
          <text:p/>
        </draw:line>
        <draw:polygon draw:style-name="gr2" draw:text-style-name="P2" draw:layer="layout" svg:width="0.047cm" svg:height="0cm" svg:x="2.651cm" svg:y="3.311cm" svg:viewBox="0 0 48 0" draw:points="48,0 0,0">
          <text:p/>
        </draw:polygon>
        <draw:line draw:style-name="gr10" draw:text-style-name="P3" draw:layer="layout" svg:x1="2.699cm" svg:y1="3.311cm" svg:x2="2.651cm" svg:y2="3.311cm">
          <text:p/>
        </draw:line>
        <draw:polygon draw:style-name="gr2" draw:text-style-name="P2" draw:layer="layout" svg:width="0.047cm" svg:height="0cm" svg:x="2.651cm" svg:y="3.186cm" svg:viewBox="0 0 48 0" draw:points="48,0 0,0">
          <text:p/>
        </draw:polygon>
        <draw:line draw:style-name="gr10" draw:text-style-name="P3" draw:layer="layout" svg:x1="2.699cm" svg:y1="3.186cm" svg:x2="2.651cm" svg:y2="3.186cm">
          <text:p/>
        </draw:line>
        <draw:polygon draw:style-name="gr2" draw:text-style-name="P2" draw:layer="layout" svg:width="0.047cm" svg:height="0cm" svg:x="2.651cm" svg:y="3.098cm" svg:viewBox="0 0 48 0" draw:points="48,0 0,0">
          <text:p/>
        </draw:polygon>
        <draw:line draw:style-name="gr10" draw:text-style-name="P3" draw:layer="layout" svg:x1="2.699cm" svg:y1="3.098cm" svg:x2="2.651cm" svg:y2="3.098cm">
          <text:p/>
        </draw:line>
        <draw:polygon draw:style-name="gr2" draw:text-style-name="P2" draw:layer="layout" svg:width="0.047cm" svg:height="0cm" svg:x="2.651cm" svg:y="3.029cm" svg:viewBox="0 0 48 0" draw:points="48,0 0,0">
          <text:p/>
        </draw:polygon>
        <draw:line draw:style-name="gr10" draw:text-style-name="P3" draw:layer="layout" svg:x1="2.699cm" svg:y1="3.029cm" svg:x2="2.651cm" svg:y2="3.029cm">
          <text:p/>
        </draw:line>
        <draw:frame draw:style-name="gr8" draw:text-style-name="P6" draw:layer="layout" svg:width="0.352cm" svg:height="0.412cm" draw:transform="rotate (1.5707963267949) translate (0.672cm 6.03cm)">
          <draw:text-box>
            <text:p text:style-name="P4"><text:span text:style-name="T2">D</text:span></text:p>
          </draw:text-box>
        </draw:frame>
        <draw:frame draw:style-name="gr11" draw:text-style-name="P7" draw:layer="layout" svg:width="0.332cm" svg:height="0.289cm" draw:transform="rotate (1.5707963267949) translate (0.828cm 5.758cm)">
          <draw:text-box>
            <text:p text:style-name="P4"><text:span text:style-name="T4">eff</text:span></text:p>
          </draw:text-box>
        </draw:frame>
        <draw:frame draw:style-name="gr12" draw:text-style-name="P6" draw:layer="layout" svg:width="0.429cm" svg:height="0.412cm" draw:transform="rotate (1.5707963267949) translate (0.672cm 5.423cm)">
          <draw:text-box>
            <text:p text:style-name="P4"><text:span text:style-name="T1"><text:s/></text:span><text:span text:style-name="T1">[</text:span><text:span text:style-name="T2">s</text:span></text:p>
          </draw:text-box>
        </draw:frame>
        <draw:frame draw:style-name="gr7" draw:text-style-name="P7" draw:layer="layout" svg:width="0.246cm" svg:height="0.289cm" draw:transform="rotate (1.5707963267949) translate (0.635cm 4.766cm)">
          <draw:text-box>
            <text:p text:style-name="P4"><text:span text:style-name="T3">1</text:span></text:p>
          </draw:text-box>
        </draw:frame>
        <draw:polygon draw:style-name="gr2" draw:text-style-name="P2" draw:layer="layout" svg:width="0.021cm" svg:height="0.155cm" svg:x="0.776cm" svg:y="4.791cm" svg:viewBox="0 0 22 156" draw:points="0,156 0,0 22,0 22,156">
          <text:p/>
        </draw:polygon>
        <draw:polyline draw:style-name="gr13" draw:text-style-name="P3" draw:layer="layout" svg:width="7.704cm" svg:height="4.331cm" svg:x="3.083cm" svg:y="3.203cm" svg:viewBox="0 0 7705 4332" draw:points="0,4296 406,3109 811,2539 1217,2173 1622,1504 2027,800 2434,431 2839,0 3245,72 3650,449 4055,961 4461,1575 4867,2265 5272,2755 5677,3467 6083,3691 6488,4089 6894,4220 7299,4248 7705,4332">
          <text:p/>
        </draw:polyline>
        <draw:polyline draw:style-name="gr14" draw:text-style-name="P3" draw:layer="layout" svg:width="7.704cm" svg:height="3.746cm" svg:x="3.083cm" svg:y="3.635cm" svg:viewBox="0 0 7705 3747" draw:points="0,2762 406,2361 811,2038 1217,1569 1622,1093 2027,589 2434,221 2839,0 3245,115 3650,391 4055,856 4461,1226 4867,1780 5272,2210 5677,2537 6083,3088 6488,3423 6894,3627 7299,3717 7705,3747">
          <text:p/>
        </draw:polyline>
        <draw:polyline draw:style-name="gr15" draw:text-style-name="P3" draw:layer="layout" svg:width="7.704cm" svg:height="3.365cm" svg:x="3.083cm" svg:y="3.957cm" svg:viewBox="0 0 7705 3366" draw:points="0,2185 406,2017 811,1587 1217,1153 1622,759 2027,481 2434,167 2839,0 3245,84 3650,331 4055,613 4461,1030 4867,1502 5272,1877 5677,2246 6083,2623 6488,2899 6894,3161 7299,3366 7705,3327">
          <text:p/>
        </draw:polyline>
        <draw:polyline draw:style-name="gr16" draw:text-style-name="P3" draw:layer="layout" svg:width="7.704cm" svg:height="2.792cm" svg:x="3.083cm" svg:y="4.328cm" svg:viewBox="0 0 7705 2793" draw:points="0,1766 406,1437 811,1197 1217,869 1622,572 2027,199 2434,107 2839,0 3245,118 3650,280 4055,482 4461,813 4867,1096 5272,1345 5677,1641 6083,1911 6488,2267 6894,2402 7299,2574 7705,2793">
          <text:p/>
        </draw:polyline>
        <draw:line draw:style-name="gr17" draw:text-style-name="P3" draw:layer="layout" svg:x1="2.698cm" svg:y1="7.751cm" svg:x2="2.698cm" svg:y2="2.987cm">
          <text:p/>
        </draw:line>
        <draw:line draw:style-name="gr17" draw:text-style-name="P3" draw:layer="layout" svg:x1="11.172cm" svg:y1="7.751cm" svg:x2="11.172cm" svg:y2="2.987cm">
          <text:p/>
        </draw:line>
        <draw:line draw:style-name="gr17" draw:text-style-name="P3" draw:layer="layout" svg:x1="2.698cm" svg:y1="7.751cm" svg:x2="11.172cm" svg:y2="7.751cm">
          <text:p/>
        </draw:line>
        <draw:line draw:style-name="gr17" draw:text-style-name="P3" draw:layer="layout" svg:x1="2.698cm" svg:y1="2.987cm" svg:x2="11.172cm" svg:y2="2.987cm">
          <text:p/>
        </draw:line>
        <draw:frame draw:style-name="gr8" draw:text-style-name="P6" draw:layer="layout" svg:width="0.352cm" svg:height="0.412cm" draw:transform="rotate (1.5707963267949) translate (0.672cm 4.599cm)">
          <draw:text-box>
            <text:p text:style-name="P4"><text:span text:style-name="T1">]</text:span></text:p>
          </draw:text-box>
        </draw:frame>
        <draw:polygon draw:style-name="gr1" draw:text-style-name="P1" draw:layer="layout" svg:width="8.476cm" svg:height="2.381cm" svg:x="2.697cm" svg:y="0.508cm" svg:viewBox="0 0 8477 2382" draw:points="0,2382 8477,2382 8477,0 0,0">
          <text:p/>
        </draw:polygon>
        <draw:polygon draw:style-name="gr2" draw:text-style-name="P2" draw:layer="layout" svg:width="0.082cm" svg:height="0cm" svg:x="2.614cm" svg:y="2.781cm" svg:viewBox="0 0 83 0" draw:points="83,0 0,0">
          <text:p/>
        </draw:polygon>
        <draw:line draw:style-name="gr3" draw:text-style-name="P3" draw:layer="layout" svg:x1="2.697cm" svg:y1="2.781cm" svg:x2="2.614cm" svg:y2="2.781cm">
          <text:p/>
        </draw:line>
        <draw:polygon draw:style-name="gr2" draw:text-style-name="P2" draw:layer="layout" svg:width="0.082cm" svg:height="0cm" svg:x="2.614cm" svg:y="2.461cm" svg:viewBox="0 0 83 0" draw:points="83,0 0,0">
          <text:p/>
        </draw:polygon>
        <draw:line draw:style-name="gr3" draw:text-style-name="P3" draw:layer="layout" svg:x1="2.697cm" svg:y1="2.461cm" svg:x2="2.614cm" svg:y2="2.461cm">
          <text:p/>
        </draw:line>
        <draw:polygon draw:style-name="gr2" draw:text-style-name="P2" draw:layer="layout" svg:width="0.082cm" svg:height="0cm" svg:x="2.614cm" svg:y="2.14cm" svg:viewBox="0 0 83 0" draw:points="83,0 0,0">
          <text:p/>
        </draw:polygon>
        <draw:line draw:style-name="gr3" draw:text-style-name="P3" draw:layer="layout" svg:x1="2.697cm" svg:y1="2.14cm" svg:x2="2.614cm" svg:y2="2.14cm">
          <text:p/>
        </draw:line>
        <draw:polygon draw:style-name="gr2" draw:text-style-name="P2" draw:layer="layout" svg:width="0.082cm" svg:height="0cm" svg:x="2.614cm" svg:y="1.819cm" svg:viewBox="0 0 83 0" draw:points="83,0 0,0">
          <text:p/>
        </draw:polygon>
        <draw:line draw:style-name="gr3" draw:text-style-name="P3" draw:layer="layout" svg:x1="2.697cm" svg:y1="1.819cm" svg:x2="2.614cm" svg:y2="1.819cm">
          <text:p/>
        </draw:line>
        <draw:polygon draw:style-name="gr2" draw:text-style-name="P2" draw:layer="layout" svg:width="0.082cm" svg:height="0cm" svg:x="2.614cm" svg:y="1.498cm" svg:viewBox="0 0 83 0" draw:points="83,0 0,0">
          <text:p/>
        </draw:polygon>
        <draw:line draw:style-name="gr3" draw:text-style-name="P3" draw:layer="layout" svg:x1="2.697cm" svg:y1="1.498cm" svg:x2="2.614cm" svg:y2="1.498cm">
          <text:p/>
        </draw:line>
        <draw:polygon draw:style-name="gr2" draw:text-style-name="P2" draw:layer="layout" svg:width="0.082cm" svg:height="0cm" svg:x="2.614cm" svg:y="1.177cm" svg:viewBox="0 0 83 0" draw:points="83,0 0,0">
          <text:p/>
        </draw:polygon>
        <draw:line draw:style-name="gr3" draw:text-style-name="P3" draw:layer="layout" svg:x1="2.697cm" svg:y1="1.177cm" svg:x2="2.614cm" svg:y2="1.177cm">
          <text:p/>
        </draw:line>
        <draw:polygon draw:style-name="gr2" draw:text-style-name="P2" draw:layer="layout" svg:width="0.082cm" svg:height="0cm" svg:x="2.614cm" svg:y="0.856cm" svg:viewBox="0 0 83 0" draw:points="83,0 0,0">
          <text:p/>
        </draw:polygon>
        <draw:line draw:style-name="gr3" draw:text-style-name="P3" draw:layer="layout" svg:x1="2.697cm" svg:y1="0.856cm" svg:x2="2.614cm" svg:y2="0.856cm">
          <text:p/>
        </draw:line>
        <draw:polygon draw:style-name="gr2" draw:text-style-name="P2" draw:layer="layout" svg:width="0.082cm" svg:height="0cm" svg:x="2.614cm" svg:y="0.535cm" svg:viewBox="0 0 83 0" draw:points="83,0 0,0">
          <text:p/>
        </draw:polygon>
        <draw:line draw:style-name="gr3" draw:text-style-name="P3" draw:layer="layout" svg:x1="2.697cm" svg:y1="0.535cm" svg:x2="2.614cm" svg:y2="0.535cm">
          <text:p/>
        </draw:line>
        <draw:polyline draw:style-name="gr18" draw:text-style-name="P3" draw:layer="layout" svg:width="7.706cm" svg:height="0.148cm" svg:x="3.082cm" svg:y="0.616cm" svg:viewBox="0 0 7707 149" draw:points="0,149 203,143 406,139 608,135 811,130 1014,125 1217,121 1420,116 1622,113 1825,107 2028,104 2232,99 2434,94 2637,91 2840,86 3043,84 3246,79 3448,75 3651,71 3854,67 4057,63 4259,59 4462,56 4665,53 4868,48 5071,44 5273,41 5476,37 5679,33 5882,31 6085,27 6287,23 6490,19 6693,17 6896,13 7099,10 7301,7 7504,3 7707,0">
          <text:p/>
        </draw:polyline>
        <draw:polyline draw:style-name="gr13" draw:text-style-name="P3" draw:layer="layout" svg:width="7.706cm" svg:height="2.151cm" svg:x="3.082cm" svg:y="0.63cm" svg:viewBox="0 0 7707 2152" draw:points="0,2152 406,2151 811,2151 1217,2149 1622,2139 2028,2098 2434,1954 2840,1563 3246,891 3651,378 4057,163 4462,90 4868,61 5273,47 5679,38 6085,30 6490,22 6896,14 7301,7 7707,0">
          <text:p/>
        </draw:polyline>
        <draw:polyline draw:style-name="gr14" draw:text-style-name="P3" draw:layer="layout" svg:width="7.706cm" svg:height="2.146cm" svg:x="3.082cm" svg:y="0.634cm" svg:viewBox="0 0 7707 2147" draw:points="0,2147 406,2147 811,2145 1217,2138 1622,2116 2028,2045 2434,1856 2840,1450 3246,886 3651,439 4057,209 4462,115 4868,73 5273,53 5679,41 6085,31 6490,23 6896,15 7301,7 7707,0">
          <text:p/>
        </draw:polyline>
        <draw:polyline draw:style-name="gr15" draw:text-style-name="P3" draw:layer="layout" svg:width="7.706cm" svg:height="2.143cm" svg:x="3.082cm" svg:y="0.636cm" svg:viewBox="0 0 7707 2144" draw:points="0,2144 406,2143 811,2137 1217,2121 1622,2084 2028,1984 2434,1754 2840,1362 3246,870 3651,485 4057,256 4462,142 4868,90 5273,61 5679,45 6085,34 6490,24 6896,16 7301,8 7707,0">
          <text:p/>
        </draw:polyline>
        <draw:polyline draw:style-name="gr16" draw:text-style-name="P3" draw:layer="layout" svg:width="7.706cm" svg:height="2.129cm" svg:x="3.082cm" svg:y="0.645cm" svg:viewBox="0 0 7707 2130" draw:points="0,2130 406,2122 811,2106 1217,2069 1622,1991 2028,1847 2434,1598 2840,1246 3246,876 3651,557 4057,342 4462,210 4868,133 5273,89 5679,61 6085,43 6490,29 6896,18 7301,9 7707,0">
          <text:p/>
        </draw:polyline>
        <draw:line draw:style-name="gr17" draw:text-style-name="P3" draw:layer="layout" svg:x1="2.697cm" svg:y1="2.89cm" svg:x2="2.697cm" svg:y2="0.508cm">
          <text:p/>
        </draw:line>
        <draw:line draw:style-name="gr17" draw:text-style-name="P3" draw:layer="layout" svg:x1="11.173cm" svg:y1="2.89cm" svg:x2="11.173cm" svg:y2="0.508cm">
          <text:p/>
        </draw:line>
        <draw:line draw:style-name="gr17" draw:text-style-name="P3" draw:layer="layout" svg:x1="2.697cm" svg:y1="0.508cm" svg:x2="11.174cm" svg:y2="0.508cm">
          <text:p/>
        </draw:line>
        <draw:polygon draw:style-name="gr2" draw:text-style-name="P2" draw:layer="layout" svg:width="0cm" svg:height="0.062cm" svg:x="3.695cm" svg:y="2.921cm" svg:viewBox="0 0 0 63" draw:points="0,0 0,63">
          <text:p/>
        </draw:polygon>
        <draw:line draw:style-name="gr3" draw:text-style-name="P3" draw:layer="layout" svg:x1="3.695cm" svg:y1="2.921cm" svg:x2="3.695cm" svg:y2="2.984cm">
          <text:p/>
        </draw:line>
        <draw:polygon draw:style-name="gr2" draw:text-style-name="P2" draw:layer="layout" svg:width="0cm" svg:height="0.062cm" svg:x="4.709cm" svg:y="2.921cm" svg:viewBox="0 0 0 63" draw:points="0,0 0,63">
          <text:p/>
        </draw:polygon>
        <draw:line draw:style-name="gr3" draw:text-style-name="P3" draw:layer="layout" svg:x1="4.709cm" svg:y1="2.921cm" svg:x2="4.709cm" svg:y2="2.984cm">
          <text:p/>
        </draw:line>
        <draw:polygon draw:style-name="gr2" draw:text-style-name="P2" draw:layer="layout" svg:width="0cm" svg:height="0.062cm" svg:x="5.723cm" svg:y="2.921cm" svg:viewBox="0 0 0 63" draw:points="0,0 0,63">
          <text:p/>
        </draw:polygon>
        <draw:line draw:style-name="gr3" draw:text-style-name="P3" draw:layer="layout" svg:x1="5.723cm" svg:y1="2.921cm" svg:x2="5.723cm" svg:y2="2.984cm">
          <text:p/>
        </draw:line>
        <draw:polygon draw:style-name="gr2" draw:text-style-name="P2" draw:layer="layout" svg:width="0cm" svg:height="0.062cm" svg:x="6.736cm" svg:y="2.921cm" svg:viewBox="0 0 0 63" draw:points="0,0 0,63">
          <text:p/>
        </draw:polygon>
        <draw:line draw:style-name="gr3" draw:text-style-name="P3" draw:layer="layout" svg:x1="6.736cm" svg:y1="2.921cm" svg:x2="6.736cm" svg:y2="2.984cm">
          <text:p/>
        </draw:line>
        <draw:polygon draw:style-name="gr2" draw:text-style-name="P2" draw:layer="layout" svg:width="0cm" svg:height="0.062cm" svg:x="7.75cm" svg:y="2.921cm" svg:viewBox="0 0 0 63" draw:points="0,0 0,63">
          <text:p/>
        </draw:polygon>
        <draw:line draw:style-name="gr3" draw:text-style-name="P3" draw:layer="layout" svg:x1="7.75cm" svg:y1="2.921cm" svg:x2="7.75cm" svg:y2="2.984cm">
          <text:p/>
        </draw:line>
        <draw:polygon draw:style-name="gr2" draw:text-style-name="P2" draw:layer="layout" svg:width="0cm" svg:height="0.062cm" svg:x="8.764cm" svg:y="2.921cm" svg:viewBox="0 0 0 63" draw:points="0,0 0,63">
          <text:p/>
        </draw:polygon>
        <draw:line draw:style-name="gr3" draw:text-style-name="P3" draw:layer="layout" svg:x1="8.764cm" svg:y1="2.921cm" svg:x2="8.764cm" svg:y2="2.984cm">
          <text:p/>
        </draw:line>
        <draw:polygon draw:style-name="gr2" draw:text-style-name="P2" draw:layer="layout" svg:width="0cm" svg:height="0.062cm" svg:x="9.777cm" svg:y="2.921cm" svg:viewBox="0 0 0 63" draw:points="0,0 0,63">
          <text:p/>
        </draw:polygon>
        <draw:line draw:style-name="gr3" draw:text-style-name="P3" draw:layer="layout" svg:x1="9.777cm" svg:y1="2.921cm" svg:x2="9.777cm" svg:y2="2.984cm">
          <text:p/>
        </draw:line>
        <draw:polygon draw:style-name="gr2" draw:text-style-name="P2" draw:layer="layout" svg:width="0cm" svg:height="0.062cm" svg:x="10.791cm" svg:y="2.921cm" svg:viewBox="0 0 0 63" draw:points="0,0 0,63">
          <text:p/>
        </draw:polygon>
        <draw:line draw:style-name="gr3" draw:text-style-name="P3" draw:layer="layout" svg:x1="10.791cm" svg:y1="2.921cm" svg:x2="10.791cm" svg:y2="2.984cm">
          <text:p/>
        </draw:line>
        <draw:line draw:style-name="gr17" draw:text-style-name="P3" draw:layer="layout" svg:x1="2.702cm" svg:y1="2.921cm" svg:x2="11.176cm" svg:y2="2.921cm">
          <text:p/>
        </draw:line>
        <draw:frame draw:style-name="gr19" draw:text-style-name="P6" draw:layer="layout" svg:width="1.12cm" svg:height="0.412cm" draw:transform="rotate (1.5707963267949) translate (0.604cm 2.159cm)">
          <draw:text-box>
            <text:p text:style-name="P4"><text:span text:style-name="T1">r [</text:span><text:span text:style-name="T2">s</text:span></text:p>
          </draw:text-box>
        </draw:frame>
        <draw:frame draw:style-name="gr7" draw:text-style-name="P7" draw:layer="layout" svg:width="0.246cm" svg:height="0.289cm" draw:transform="rotate (1.5707963267949) translate (0.567cm 1.34cm)">
          <draw:text-box>
            <text:p text:style-name="P4"><text:span text:style-name="T3">1</text:span></text:p>
          </draw:text-box>
        </draw:frame>
        <draw:polygon draw:style-name="gr2" draw:text-style-name="P2" draw:layer="layout" svg:width="0.02cm" svg:height="0.155cm" svg:x="0.708cm" svg:y="1.366cm" svg:viewBox="0 0 21 156" draw:points="0,156 0,0 21,0 21,156">
          <text:p/>
        </draw:polygon>
        <draw:frame draw:style-name="gr8" draw:text-style-name="P6" draw:layer="layout" svg:width="0.352cm" svg:height="0.412cm" draw:transform="rotate (1.5707963267949) translate (0.604cm 1.174cm)">
          <draw:text-box>
            <text:p text:style-name="P4"><text:span text:style-name="T1">]</text:span></text:p>
          </draw:text-box>
        </draw:frame>
        <draw:polygon draw:style-name="gr1" draw:text-style-name="P1" draw:layer="layout" svg:width="8.476cm" svg:height="3.058cm" svg:x="2.699cm" svg:y="7.874cm" svg:viewBox="0 0 8477 3059" draw:points="0,3059 8477,3059 8477,0 0,0">
          <text:p/>
        </draw:polygon>
        <draw:polygon draw:style-name="gr2" draw:text-style-name="P2" draw:layer="layout" svg:width="0.082cm" svg:height="0cm" svg:x="2.616cm" svg:y="10.713cm" svg:viewBox="0 0 83 0" draw:points="83,0 0,0">
          <text:p/>
        </draw:polygon>
        <draw:line draw:style-name="gr3" draw:text-style-name="P3" draw:layer="layout" svg:x1="2.699cm" svg:y1="10.713cm" svg:x2="2.616cm" svg:y2="10.713cm">
          <text:p/>
        </draw:line>
        <draw:polygon draw:style-name="gr2" draw:text-style-name="P2" draw:layer="layout" svg:width="0.082cm" svg:height="0cm" svg:x="2.616cm" svg:y="10.297cm" svg:viewBox="0 0 83 0" draw:points="83,0 0,0">
          <text:p/>
        </draw:polygon>
        <draw:line draw:style-name="gr3" draw:text-style-name="P3" draw:layer="layout" svg:x1="2.699cm" svg:y1="10.297cm" svg:x2="2.616cm" svg:y2="10.297cm">
          <text:p/>
        </draw:line>
        <draw:polygon draw:style-name="gr2" draw:text-style-name="P2" draw:layer="layout" svg:width="0.082cm" svg:height="0cm" svg:x="2.616cm" svg:y="9.881cm" svg:viewBox="0 0 83 0" draw:points="83,0 0,0">
          <text:p/>
        </draw:polygon>
        <draw:line draw:style-name="gr3" draw:text-style-name="P3" draw:layer="layout" svg:x1="2.699cm" svg:y1="9.881cm" svg:x2="2.616cm" svg:y2="9.881cm">
          <text:p/>
        </draw:line>
        <draw:polygon draw:style-name="gr2" draw:text-style-name="P2" draw:layer="layout" svg:width="0.082cm" svg:height="0cm" svg:x="2.616cm" svg:y="9.465cm" svg:viewBox="0 0 83 0" draw:points="83,0 0,0">
          <text:p/>
        </draw:polygon>
        <draw:line draw:style-name="gr3" draw:text-style-name="P3" draw:layer="layout" svg:x1="2.699cm" svg:y1="9.465cm" svg:x2="2.616cm" svg:y2="9.465cm">
          <text:p/>
        </draw:line>
        <draw:polygon draw:style-name="gr2" draw:text-style-name="P2" draw:layer="layout" svg:width="0.082cm" svg:height="0cm" svg:x="2.616cm" svg:y="9.049cm" svg:viewBox="0 0 83 0" draw:points="83,0 0,0">
          <text:p/>
        </draw:polygon>
        <draw:line draw:style-name="gr3" draw:text-style-name="P3" draw:layer="layout" svg:x1="2.699cm" svg:y1="9.049cm" svg:x2="2.616cm" svg:y2="9.049cm">
          <text:p/>
        </draw:line>
        <draw:polygon draw:style-name="gr2" draw:text-style-name="P2" draw:layer="layout" svg:width="0.082cm" svg:height="0cm" svg:x="2.616cm" svg:y="8.633cm" svg:viewBox="0 0 83 0" draw:points="83,0 0,0">
          <text:p/>
        </draw:polygon>
        <draw:line draw:style-name="gr3" draw:text-style-name="P3" draw:layer="layout" svg:x1="2.699cm" svg:y1="8.633cm" svg:x2="2.616cm" svg:y2="8.633cm">
          <text:p/>
        </draw:line>
        <draw:polygon draw:style-name="gr2" draw:text-style-name="P2" draw:layer="layout" svg:width="0.082cm" svg:height="0cm" svg:x="2.616cm" svg:y="8.217cm" svg:viewBox="0 0 83 0" draw:points="83,0 0,0">
          <text:p/>
        </draw:polygon>
        <draw:line draw:style-name="gr3" draw:text-style-name="P3" draw:layer="layout" svg:x1="2.699cm" svg:y1="8.217cm" svg:x2="2.616cm" svg:y2="8.217cm">
          <text:p/>
        </draw:line>
        <draw:line draw:style-name="gr10" draw:text-style-name="P3" draw:layer="layout" svg:x1="2.7cm" svg:y1="10.879cm" svg:x2="2.652cm" svg:y2="10.879cm">
          <text:p/>
        </draw:line>
        <draw:polygon draw:style-name="gr2" draw:text-style-name="P2" draw:layer="layout" svg:width="0.047cm" svg:height="0cm" svg:x="2.652cm" svg:y="10.838cm" svg:viewBox="0 0 48 0" draw:points="48,0 0,0">
          <text:p/>
        </draw:polygon>
        <draw:line draw:style-name="gr10" draw:text-style-name="P3" draw:layer="layout" svg:x1="2.7cm" svg:y1="10.838cm" svg:x2="2.652cm" svg:y2="10.838cm">
          <text:p/>
        </draw:line>
        <draw:polygon draw:style-name="gr2" draw:text-style-name="P2" draw:layer="layout" svg:width="0.047cm" svg:height="0cm" svg:x="2.652cm" svg:y="10.806cm" svg:viewBox="0 0 48 0" draw:points="48,0 0,0">
          <text:p/>
        </draw:polygon>
        <draw:line draw:style-name="gr10" draw:text-style-name="P3" draw:layer="layout" svg:x1="2.7cm" svg:y1="10.806cm" svg:x2="2.652cm" svg:y2="10.806cm">
          <text:p/>
        </draw:line>
        <draw:polygon draw:style-name="gr2" draw:text-style-name="P2" draw:layer="layout" svg:width="0.047cm" svg:height="0cm" svg:x="2.652cm" svg:y="10.778cm" svg:viewBox="0 0 48 0" draw:points="48,0 0,0">
          <text:p/>
        </draw:polygon>
        <draw:line draw:style-name="gr10" draw:text-style-name="P3" draw:layer="layout" svg:x1="2.7cm" svg:y1="10.778cm" svg:x2="2.652cm" svg:y2="10.778cm">
          <text:p/>
        </draw:line>
        <draw:polygon draw:style-name="gr2" draw:text-style-name="P2" draw:layer="layout" svg:width="0.047cm" svg:height="0cm" svg:x="2.652cm" svg:y="10.754cm" svg:viewBox="0 0 48 0" draw:points="48,0 0,0">
          <text:p/>
        </draw:polygon>
        <draw:line draw:style-name="gr10" draw:text-style-name="P3" draw:layer="layout" svg:x1="2.7cm" svg:y1="10.754cm" svg:x2="2.652cm" svg:y2="10.754cm">
          <text:p/>
        </draw:line>
        <draw:polygon draw:style-name="gr2" draw:text-style-name="P2" draw:layer="layout" svg:width="0.047cm" svg:height="0cm" svg:x="2.652cm" svg:y="10.732cm" svg:viewBox="0 0 48 0" draw:points="48,0 0,0">
          <text:p/>
        </draw:polygon>
        <draw:line draw:style-name="gr10" draw:text-style-name="P3" draw:layer="layout" svg:x1="2.7cm" svg:y1="10.732cm" svg:x2="2.652cm" svg:y2="10.732cm">
          <text:p/>
        </draw:line>
        <draw:polygon draw:style-name="gr2" draw:text-style-name="P2" draw:layer="layout" svg:width="0.047cm" svg:height="0cm" svg:x="2.652cm" svg:y="10.588cm" svg:viewBox="0 0 48 0" draw:points="48,0 0,0">
          <text:p/>
        </draw:polygon>
        <draw:line draw:style-name="gr10" draw:text-style-name="P3" draw:layer="layout" svg:x1="2.7cm" svg:y1="10.588cm" svg:x2="2.652cm" svg:y2="10.588cm">
          <text:p/>
        </draw:line>
        <draw:polygon draw:style-name="gr2" draw:text-style-name="P2" draw:layer="layout" svg:width="0.047cm" svg:height="0cm" svg:x="2.652cm" svg:y="10.515cm" svg:viewBox="0 0 48 0" draw:points="48,0 0,0">
          <text:p/>
        </draw:polygon>
        <draw:line draw:style-name="gr10" draw:text-style-name="P3" draw:layer="layout" svg:x1="2.7cm" svg:y1="10.515cm" svg:x2="2.652cm" svg:y2="10.515cm">
          <text:p/>
        </draw:line>
        <draw:polygon draw:style-name="gr2" draw:text-style-name="P2" draw:layer="layout" svg:width="0.047cm" svg:height="0cm" svg:x="2.652cm" svg:y="10.463cm" svg:viewBox="0 0 48 0" draw:points="48,0 0,0">
          <text:p/>
        </draw:polygon>
        <draw:line draw:style-name="gr10" draw:text-style-name="P3" draw:layer="layout" svg:x1="2.7cm" svg:y1="10.463cm" svg:x2="2.652cm" svg:y2="10.463cm">
          <text:p/>
        </draw:line>
        <draw:polygon draw:style-name="gr2" draw:text-style-name="P2" draw:layer="layout" svg:width="0.047cm" svg:height="0cm" svg:x="2.652cm" svg:y="10.422cm" svg:viewBox="0 0 48 0" draw:points="48,0 0,0">
          <text:p/>
        </draw:polygon>
        <draw:line draw:style-name="gr10" draw:text-style-name="P3" draw:layer="layout" svg:x1="2.7cm" svg:y1="10.422cm" svg:x2="2.652cm" svg:y2="10.422cm">
          <text:p/>
        </draw:line>
        <draw:polygon draw:style-name="gr2" draw:text-style-name="P2" draw:layer="layout" svg:width="0.047cm" svg:height="0cm" svg:x="2.652cm" svg:y="10.389cm" svg:viewBox="0 0 48 0" draw:points="48,0 0,0">
          <text:p/>
        </draw:polygon>
        <draw:line draw:style-name="gr10" draw:text-style-name="P3" draw:layer="layout" svg:x1="2.7cm" svg:y1="10.389cm" svg:x2="2.652cm" svg:y2="10.389cm">
          <text:p/>
        </draw:line>
        <draw:polygon draw:style-name="gr2" draw:text-style-name="P2" draw:layer="layout" svg:width="0.047cm" svg:height="0cm" svg:x="2.652cm" svg:y="10.362cm" svg:viewBox="0 0 48 0" draw:points="48,0 0,0">
          <text:p/>
        </draw:polygon>
        <draw:line draw:style-name="gr10" draw:text-style-name="P3" draw:layer="layout" svg:x1="2.7cm" svg:y1="10.362cm" svg:x2="2.652cm" svg:y2="10.362cm">
          <text:p/>
        </draw:line>
        <draw:polygon draw:style-name="gr2" draw:text-style-name="P2" draw:layer="layout" svg:width="0.047cm" svg:height="0cm" svg:x="2.652cm" svg:y="10.338cm" svg:viewBox="0 0 48 0" draw:points="48,0 0,0">
          <text:p/>
        </draw:polygon>
        <draw:line draw:style-name="gr10" draw:text-style-name="P3" draw:layer="layout" svg:x1="2.7cm" svg:y1="10.338cm" svg:x2="2.652cm" svg:y2="10.338cm">
          <text:p/>
        </draw:line>
        <draw:polygon draw:style-name="gr2" draw:text-style-name="P2" draw:layer="layout" svg:width="0.047cm" svg:height="0cm" svg:x="2.652cm" svg:y="10.316cm" svg:viewBox="0 0 48 0" draw:points="48,0 0,0">
          <text:p/>
        </draw:polygon>
        <draw:line draw:style-name="gr10" draw:text-style-name="P3" draw:layer="layout" svg:x1="2.7cm" svg:y1="10.316cm" svg:x2="2.652cm" svg:y2="10.316cm">
          <text:p/>
        </draw:line>
        <draw:polygon draw:style-name="gr2" draw:text-style-name="P2" draw:layer="layout" svg:width="0.047cm" svg:height="0cm" svg:x="2.652cm" svg:y="10.172cm" svg:viewBox="0 0 48 0" draw:points="48,0 0,0">
          <text:p/>
        </draw:polygon>
        <draw:line draw:style-name="gr10" draw:text-style-name="P3" draw:layer="layout" svg:x1="2.7cm" svg:y1="10.172cm" svg:x2="2.652cm" svg:y2="10.172cm">
          <text:p/>
        </draw:line>
        <draw:polygon draw:style-name="gr2" draw:text-style-name="P2" draw:layer="layout" svg:width="0.047cm" svg:height="0cm" svg:x="2.652cm" svg:y="10.099cm" svg:viewBox="0 0 48 0" draw:points="48,0 0,0">
          <text:p/>
        </draw:polygon>
        <draw:line draw:style-name="gr10" draw:text-style-name="P3" draw:layer="layout" svg:x1="2.7cm" svg:y1="10.099cm" svg:x2="2.652cm" svg:y2="10.099cm">
          <text:p/>
        </draw:line>
        <draw:polygon draw:style-name="gr2" draw:text-style-name="P2" draw:layer="layout" svg:width="0.047cm" svg:height="0cm" svg:x="2.652cm" svg:y="10.047cm" svg:viewBox="0 0 48 0" draw:points="48,0 0,0">
          <text:p/>
        </draw:polygon>
        <draw:line draw:style-name="gr10" draw:text-style-name="P3" draw:layer="layout" svg:x1="2.7cm" svg:y1="10.047cm" svg:x2="2.652cm" svg:y2="10.047cm">
          <text:p/>
        </draw:line>
        <draw:polygon draw:style-name="gr2" draw:text-style-name="P2" draw:layer="layout" svg:width="0.047cm" svg:height="0cm" svg:x="2.652cm" svg:y="10.007cm" svg:viewBox="0 0 48 0" draw:points="48,0 0,0">
          <text:p/>
        </draw:polygon>
        <draw:line draw:style-name="gr10" draw:text-style-name="P3" draw:layer="layout" svg:x1="2.7cm" svg:y1="10.007cm" svg:x2="2.652cm" svg:y2="10.007cm">
          <text:p/>
        </draw:line>
        <draw:polygon draw:style-name="gr2" draw:text-style-name="P2" draw:layer="layout" svg:width="0.047cm" svg:height="0cm" svg:x="2.652cm" svg:y="9.973cm" svg:viewBox="0 0 48 0" draw:points="48,0 0,0">
          <text:p/>
        </draw:polygon>
        <draw:line draw:style-name="gr10" draw:text-style-name="P3" draw:layer="layout" svg:x1="2.7cm" svg:y1="9.973cm" svg:x2="2.652cm" svg:y2="9.973cm">
          <text:p/>
        </draw:line>
        <draw:polygon draw:style-name="gr2" draw:text-style-name="P2" draw:layer="layout" svg:width="0.047cm" svg:height="0cm" svg:x="2.652cm" svg:y="9.946cm" svg:viewBox="0 0 48 0" draw:points="48,0 0,0">
          <text:p/>
        </draw:polygon>
        <draw:line draw:style-name="gr10" draw:text-style-name="P3" draw:layer="layout" svg:x1="2.7cm" svg:y1="9.946cm" svg:x2="2.652cm" svg:y2="9.946cm">
          <text:p/>
        </draw:line>
        <draw:polygon draw:style-name="gr2" draw:text-style-name="P2" draw:layer="layout" svg:width="0.047cm" svg:height="0cm" svg:x="2.652cm" svg:y="9.922cm" svg:viewBox="0 0 48 0" draw:points="48,0 0,0">
          <text:p/>
        </draw:polygon>
        <draw:line draw:style-name="gr10" draw:text-style-name="P3" draw:layer="layout" svg:x1="2.7cm" svg:y1="9.922cm" svg:x2="2.652cm" svg:y2="9.922cm">
          <text:p/>
        </draw:line>
        <draw:polygon draw:style-name="gr2" draw:text-style-name="P2" draw:layer="layout" svg:width="0.047cm" svg:height="0cm" svg:x="2.652cm" svg:y="9.9cm" svg:viewBox="0 0 48 0" draw:points="48,0 0,0">
          <text:p/>
        </draw:polygon>
        <draw:line draw:style-name="gr10" draw:text-style-name="P3" draw:layer="layout" svg:x1="2.7cm" svg:y1="9.9cm" svg:x2="2.652cm" svg:y2="9.9cm">
          <text:p/>
        </draw:line>
        <draw:polygon draw:style-name="gr2" draw:text-style-name="P2" draw:layer="layout" svg:width="0.047cm" svg:height="0cm" svg:x="2.652cm" svg:y="9.756cm" svg:viewBox="0 0 48 0" draw:points="48,0 0,0">
          <text:p/>
        </draw:polygon>
        <draw:line draw:style-name="gr10" draw:text-style-name="P3" draw:layer="layout" svg:x1="2.7cm" svg:y1="9.756cm" svg:x2="2.652cm" svg:y2="9.756cm">
          <text:p/>
        </draw:line>
        <draw:polygon draw:style-name="gr2" draw:text-style-name="P2" draw:layer="layout" svg:width="0.047cm" svg:height="0cm" svg:x="2.652cm" svg:y="9.683cm" svg:viewBox="0 0 48 0" draw:points="48,0 0,0">
          <text:p/>
        </draw:polygon>
        <draw:line draw:style-name="gr10" draw:text-style-name="P3" draw:layer="layout" svg:x1="2.7cm" svg:y1="9.683cm" svg:x2="2.652cm" svg:y2="9.683cm">
          <text:p/>
        </draw:line>
        <draw:polygon draw:style-name="gr2" draw:text-style-name="P2" draw:layer="layout" svg:width="0.047cm" svg:height="0cm" svg:x="2.652cm" svg:y="9.631cm" svg:viewBox="0 0 48 0" draw:points="48,0 0,0">
          <text:p/>
        </draw:polygon>
        <draw:line draw:style-name="gr10" draw:text-style-name="P3" draw:layer="layout" svg:x1="2.7cm" svg:y1="9.631cm" svg:x2="2.652cm" svg:y2="9.631cm">
          <text:p/>
        </draw:line>
        <draw:polygon draw:style-name="gr2" draw:text-style-name="P2" draw:layer="layout" svg:width="0.047cm" svg:height="0cm" svg:x="2.652cm" svg:y="9.59cm" svg:viewBox="0 0 48 0" draw:points="48,0 0,0">
          <text:p/>
        </draw:polygon>
        <draw:line draw:style-name="gr10" draw:text-style-name="P3" draw:layer="layout" svg:x1="2.7cm" svg:y1="9.59cm" svg:x2="2.652cm" svg:y2="9.59cm">
          <text:p/>
        </draw:line>
        <draw:polygon draw:style-name="gr2" draw:text-style-name="P2" draw:layer="layout" svg:width="0.047cm" svg:height="0cm" svg:x="2.652cm" svg:y="9.558cm" svg:viewBox="0 0 48 0" draw:points="48,0 0,0">
          <text:p/>
        </draw:polygon>
        <draw:line draw:style-name="gr10" draw:text-style-name="P3" draw:layer="layout" svg:x1="2.7cm" svg:y1="9.558cm" svg:x2="2.652cm" svg:y2="9.558cm">
          <text:p/>
        </draw:line>
        <draw:polygon draw:style-name="gr2" draw:text-style-name="P2" draw:layer="layout" svg:width="0.047cm" svg:height="0cm" svg:x="2.652cm" svg:y="9.53cm" svg:viewBox="0 0 48 0" draw:points="48,0 0,0">
          <text:p/>
        </draw:polygon>
        <draw:line draw:style-name="gr10" draw:text-style-name="P3" draw:layer="layout" svg:x1="2.7cm" svg:y1="9.53cm" svg:x2="2.652cm" svg:y2="9.53cm">
          <text:p/>
        </draw:line>
        <draw:polygon draw:style-name="gr2" draw:text-style-name="P2" draw:layer="layout" svg:width="0.047cm" svg:height="0cm" svg:x="2.652cm" svg:y="9.505cm" svg:viewBox="0 0 48 0" draw:points="48,0 0,0">
          <text:p/>
        </draw:polygon>
        <draw:line draw:style-name="gr10" draw:text-style-name="P3" draw:layer="layout" svg:x1="2.7cm" svg:y1="9.505cm" svg:x2="2.652cm" svg:y2="9.505cm">
          <text:p/>
        </draw:line>
        <draw:polygon draw:style-name="gr2" draw:text-style-name="P2" draw:layer="layout" svg:width="0.047cm" svg:height="0cm" svg:x="2.652cm" svg:y="9.484cm" svg:viewBox="0 0 48 0" draw:points="48,0 0,0">
          <text:p/>
        </draw:polygon>
        <draw:line draw:style-name="gr10" draw:text-style-name="P3" draw:layer="layout" svg:x1="2.7cm" svg:y1="9.484cm" svg:x2="2.652cm" svg:y2="9.484cm">
          <text:p/>
        </draw:line>
        <draw:polygon draw:style-name="gr2" draw:text-style-name="P2" draw:layer="layout" svg:width="0.047cm" svg:height="0cm" svg:x="2.652cm" svg:y="9.34cm" svg:viewBox="0 0 48 0" draw:points="48,0 0,0">
          <text:p/>
        </draw:polygon>
        <draw:line draw:style-name="gr10" draw:text-style-name="P3" draw:layer="layout" svg:x1="2.7cm" svg:y1="9.34cm" svg:x2="2.652cm" svg:y2="9.34cm">
          <text:p/>
        </draw:line>
        <draw:polygon draw:style-name="gr2" draw:text-style-name="P2" draw:layer="layout" svg:width="0.047cm" svg:height="0cm" svg:x="2.652cm" svg:y="9.267cm" svg:viewBox="0 0 48 0" draw:points="48,0 0,0">
          <text:p/>
        </draw:polygon>
        <draw:line draw:style-name="gr10" draw:text-style-name="P3" draw:layer="layout" svg:x1="2.7cm" svg:y1="9.267cm" svg:x2="2.652cm" svg:y2="9.267cm">
          <text:p/>
        </draw:line>
        <draw:polygon draw:style-name="gr2" draw:text-style-name="P2" draw:layer="layout" svg:width="0.047cm" svg:height="0cm" svg:x="2.652cm" svg:y="9.214cm" svg:viewBox="0 0 48 0" draw:points="48,0 0,0">
          <text:p/>
        </draw:polygon>
        <draw:line draw:style-name="gr10" draw:text-style-name="P3" draw:layer="layout" svg:x1="2.7cm" svg:y1="9.214cm" svg:x2="2.652cm" svg:y2="9.214cm">
          <text:p/>
        </draw:line>
        <draw:polygon draw:style-name="gr2" draw:text-style-name="P2" draw:layer="layout" svg:width="0.047cm" svg:height="0cm" svg:x="2.652cm" svg:y="9.174cm" svg:viewBox="0 0 48 0" draw:points="48,0 0,0">
          <text:p/>
        </draw:polygon>
        <draw:line draw:style-name="gr10" draw:text-style-name="P3" draw:layer="layout" svg:x1="2.7cm" svg:y1="9.174cm" svg:x2="2.652cm" svg:y2="9.174cm">
          <text:p/>
        </draw:line>
        <draw:polygon draw:style-name="gr2" draw:text-style-name="P2" draw:layer="layout" svg:width="0.047cm" svg:height="0cm" svg:x="2.652cm" svg:y="9.141cm" svg:viewBox="0 0 48 0" draw:points="48,0 0,0">
          <text:p/>
        </draw:polygon>
        <draw:line draw:style-name="gr10" draw:text-style-name="P3" draw:layer="layout" svg:x1="2.7cm" svg:y1="9.141cm" svg:x2="2.652cm" svg:y2="9.141cm">
          <text:p/>
        </draw:line>
        <draw:polygon draw:style-name="gr2" draw:text-style-name="P2" draw:layer="layout" svg:width="0.047cm" svg:height="0cm" svg:x="2.652cm" svg:y="9.113cm" svg:viewBox="0 0 48 0" draw:points="48,0 0,0">
          <text:p/>
        </draw:polygon>
        <draw:line draw:style-name="gr10" draw:text-style-name="P3" draw:layer="layout" svg:x1="2.7cm" svg:y1="9.113cm" svg:x2="2.652cm" svg:y2="9.113cm">
          <text:p/>
        </draw:line>
        <draw:polygon draw:style-name="gr2" draw:text-style-name="P2" draw:layer="layout" svg:width="0.047cm" svg:height="0cm" svg:x="2.652cm" svg:y="9.089cm" svg:viewBox="0 0 48 0" draw:points="48,0 0,0">
          <text:p/>
        </draw:polygon>
        <draw:line draw:style-name="gr10" draw:text-style-name="P3" draw:layer="layout" svg:x1="2.7cm" svg:y1="9.089cm" svg:x2="2.652cm" svg:y2="9.089cm">
          <text:p/>
        </draw:line>
        <draw:polygon draw:style-name="gr2" draw:text-style-name="P2" draw:layer="layout" svg:width="0.047cm" svg:height="0cm" svg:x="2.652cm" svg:y="9.068cm" svg:viewBox="0 0 48 0" draw:points="48,0 0,0">
          <text:p/>
        </draw:polygon>
        <draw:line draw:style-name="gr10" draw:text-style-name="P3" draw:layer="layout" svg:x1="2.7cm" svg:y1="9.068cm" svg:x2="2.652cm" svg:y2="9.068cm">
          <text:p/>
        </draw:line>
        <draw:polygon draw:style-name="gr2" draw:text-style-name="P2" draw:layer="layout" svg:width="0.047cm" svg:height="0cm" svg:x="2.652cm" svg:y="8.924cm" svg:viewBox="0 0 48 0" draw:points="48,0 0,0">
          <text:p/>
        </draw:polygon>
        <draw:line draw:style-name="gr10" draw:text-style-name="P3" draw:layer="layout" svg:x1="2.7cm" svg:y1="8.924cm" svg:x2="2.652cm" svg:y2="8.924cm">
          <text:p/>
        </draw:line>
        <draw:polygon draw:style-name="gr2" draw:text-style-name="P2" draw:layer="layout" svg:width="0.047cm" svg:height="0cm" svg:x="2.652cm" svg:y="8.851cm" svg:viewBox="0 0 48 0" draw:points="48,0 0,0">
          <text:p/>
        </draw:polygon>
        <draw:line draw:style-name="gr10" draw:text-style-name="P3" draw:layer="layout" svg:x1="2.7cm" svg:y1="8.851cm" svg:x2="2.652cm" svg:y2="8.851cm">
          <text:p/>
        </draw:line>
        <draw:polygon draw:style-name="gr2" draw:text-style-name="P2" draw:layer="layout" svg:width="0.047cm" svg:height="0cm" svg:x="2.652cm" svg:y="8.799cm" svg:viewBox="0 0 48 0" draw:points="48,0 0,0">
          <text:p/>
        </draw:polygon>
        <draw:line draw:style-name="gr10" draw:text-style-name="P3" draw:layer="layout" svg:x1="2.7cm" svg:y1="8.799cm" svg:x2="2.652cm" svg:y2="8.799cm">
          <text:p/>
        </draw:line>
        <draw:polygon draw:style-name="gr2" draw:text-style-name="P2" draw:layer="layout" svg:width="0.047cm" svg:height="0cm" svg:x="2.652cm" svg:y="8.758cm" svg:viewBox="0 0 48 0" draw:points="48,0 0,0">
          <text:p/>
        </draw:polygon>
        <draw:line draw:style-name="gr10" draw:text-style-name="P3" draw:layer="layout" svg:x1="2.7cm" svg:y1="8.758cm" svg:x2="2.652cm" svg:y2="8.758cm">
          <text:p/>
        </draw:line>
        <draw:polygon draw:style-name="gr2" draw:text-style-name="P2" draw:layer="layout" svg:width="0.047cm" svg:height="0cm" svg:x="2.652cm" svg:y="8.725cm" svg:viewBox="0 0 48 0" draw:points="48,0 0,0">
          <text:p/>
        </draw:polygon>
        <draw:line draw:style-name="gr10" draw:text-style-name="P3" draw:layer="layout" svg:x1="2.7cm" svg:y1="8.725cm" svg:x2="2.652cm" svg:y2="8.725cm">
          <text:p/>
        </draw:line>
        <draw:polygon draw:style-name="gr2" draw:text-style-name="P2" draw:layer="layout" svg:width="0.047cm" svg:height="0cm" svg:x="2.652cm" svg:y="8.697cm" svg:viewBox="0 0 48 0" draw:points="48,0 0,0">
          <text:p/>
        </draw:polygon>
        <draw:line draw:style-name="gr10" draw:text-style-name="P3" draw:layer="layout" svg:x1="2.7cm" svg:y1="8.697cm" svg:x2="2.652cm" svg:y2="8.697cm">
          <text:p/>
        </draw:line>
        <draw:polygon draw:style-name="gr2" draw:text-style-name="P2" draw:layer="layout" svg:width="0.047cm" svg:height="0cm" svg:x="2.652cm" svg:y="8.673cm" svg:viewBox="0 0 48 0" draw:points="48,0 0,0">
          <text:p/>
        </draw:polygon>
        <draw:line draw:style-name="gr10" draw:text-style-name="P3" draw:layer="layout" svg:x1="2.7cm" svg:y1="8.673cm" svg:x2="2.652cm" svg:y2="8.673cm">
          <text:p/>
        </draw:line>
        <draw:polygon draw:style-name="gr2" draw:text-style-name="P2" draw:layer="layout" svg:width="0.047cm" svg:height="0cm" svg:x="2.652cm" svg:y="8.652cm" svg:viewBox="0 0 48 0" draw:points="48,0 0,0">
          <text:p/>
        </draw:polygon>
        <draw:line draw:style-name="gr10" draw:text-style-name="P3" draw:layer="layout" svg:x1="2.7cm" svg:y1="8.652cm" svg:x2="2.652cm" svg:y2="8.652cm">
          <text:p/>
        </draw:line>
        <draw:polygon draw:style-name="gr2" draw:text-style-name="P2" draw:layer="layout" svg:width="0.047cm" svg:height="0cm" svg:x="2.652cm" svg:y="8.508cm" svg:viewBox="0 0 48 0" draw:points="48,0 0,0">
          <text:p/>
        </draw:polygon>
        <draw:line draw:style-name="gr10" draw:text-style-name="P3" draw:layer="layout" svg:x1="2.7cm" svg:y1="8.508cm" svg:x2="2.652cm" svg:y2="8.508cm">
          <text:p/>
        </draw:line>
        <draw:polygon draw:style-name="gr2" draw:text-style-name="P2" draw:layer="layout" svg:width="0.047cm" svg:height="0cm" svg:x="2.652cm" svg:y="8.434cm" svg:viewBox="0 0 48 0" draw:points="48,0 0,0">
          <text:p/>
        </draw:polygon>
        <draw:line draw:style-name="gr10" draw:text-style-name="P3" draw:layer="layout" svg:x1="2.7cm" svg:y1="8.434cm" svg:x2="2.652cm" svg:y2="8.434cm">
          <text:p/>
        </draw:line>
        <draw:polygon draw:style-name="gr2" draw:text-style-name="P2" draw:layer="layout" svg:width="0.047cm" svg:height="0cm" svg:x="2.652cm" svg:y="8.383cm" svg:viewBox="0 0 48 0" draw:points="48,0 0,0">
          <text:p/>
        </draw:polygon>
        <draw:line draw:style-name="gr10" draw:text-style-name="P3" draw:layer="layout" svg:x1="2.7cm" svg:y1="8.383cm" svg:x2="2.652cm" svg:y2="8.383cm">
          <text:p/>
        </draw:line>
        <draw:polygon draw:style-name="gr2" draw:text-style-name="P2" draw:layer="layout" svg:width="0.047cm" svg:height="0cm" svg:x="2.652cm" svg:y="8.342cm" svg:viewBox="0 0 48 0" draw:points="48,0 0,0">
          <text:p/>
        </draw:polygon>
        <draw:line draw:style-name="gr10" draw:text-style-name="P3" draw:layer="layout" svg:x1="2.7cm" svg:y1="8.342cm" svg:x2="2.652cm" svg:y2="8.342cm">
          <text:p/>
        </draw:line>
        <draw:polygon draw:style-name="gr2" draw:text-style-name="P2" draw:layer="layout" svg:width="0.047cm" svg:height="0cm" svg:x="2.652cm" svg:y="8.309cm" svg:viewBox="0 0 48 0" draw:points="48,0 0,0">
          <text:p/>
        </draw:polygon>
        <draw:line draw:style-name="gr10" draw:text-style-name="P3" draw:layer="layout" svg:x1="2.7cm" svg:y1="8.309cm" svg:x2="2.652cm" svg:y2="8.309cm">
          <text:p/>
        </draw:line>
        <draw:polygon draw:style-name="gr2" draw:text-style-name="P2" draw:layer="layout" svg:width="0.047cm" svg:height="0cm" svg:x="2.652cm" svg:y="8.281cm" svg:viewBox="0 0 48 0" draw:points="48,0 0,0">
          <text:p/>
        </draw:polygon>
        <draw:line draw:style-name="gr10" draw:text-style-name="P3" draw:layer="layout" svg:x1="2.7cm" svg:y1="8.281cm" svg:x2="2.652cm" svg:y2="8.281cm">
          <text:p/>
        </draw:line>
        <draw:polygon draw:style-name="gr2" draw:text-style-name="P2" draw:layer="layout" svg:width="0.047cm" svg:height="0cm" svg:x="2.652cm" svg:y="8.257cm" svg:viewBox="0 0 48 0" draw:points="48,0 0,0">
          <text:p/>
        </draw:polygon>
        <draw:line draw:style-name="gr10" draw:text-style-name="P3" draw:layer="layout" svg:x1="2.7cm" svg:y1="8.257cm" svg:x2="2.652cm" svg:y2="8.257cm">
          <text:p/>
        </draw:line>
        <draw:polygon draw:style-name="gr2" draw:text-style-name="P2" draw:layer="layout" svg:width="0.047cm" svg:height="0cm" svg:x="2.652cm" svg:y="8.236cm" svg:viewBox="0 0 48 0" draw:points="48,0 0,0">
          <text:p/>
        </draw:polygon>
        <draw:line draw:style-name="gr10" draw:text-style-name="P3" draw:layer="layout" svg:x1="2.7cm" svg:y1="8.236cm" svg:x2="2.652cm" svg:y2="8.236cm">
          <text:p/>
        </draw:line>
        <draw:polygon draw:style-name="gr2" draw:text-style-name="P2" draw:layer="layout" svg:width="0.047cm" svg:height="0cm" svg:x="2.652cm" svg:y="8.092cm" svg:viewBox="0 0 48 0" draw:points="48,0 0,0">
          <text:p/>
        </draw:polygon>
        <draw:line draw:style-name="gr10" draw:text-style-name="P3" draw:layer="layout" svg:x1="2.7cm" svg:y1="8.092cm" svg:x2="2.652cm" svg:y2="8.092cm">
          <text:p/>
        </draw:line>
        <draw:polygon draw:style-name="gr2" draw:text-style-name="P2" draw:layer="layout" svg:width="0.047cm" svg:height="0cm" svg:x="2.652cm" svg:y="8.018cm" svg:viewBox="0 0 48 0" draw:points="48,0 0,0">
          <text:p/>
        </draw:polygon>
        <draw:line draw:style-name="gr10" draw:text-style-name="P3" draw:layer="layout" svg:x1="2.7cm" svg:y1="8.018cm" svg:x2="2.652cm" svg:y2="8.018cm">
          <text:p/>
        </draw:line>
        <draw:polygon draw:style-name="gr2" draw:text-style-name="P2" draw:layer="layout" svg:width="0.047cm" svg:height="0cm" svg:x="2.652cm" svg:y="7.967cm" svg:viewBox="0 0 48 0" draw:points="48,0 0,0">
          <text:p/>
        </draw:polygon>
        <draw:line draw:style-name="gr10" draw:text-style-name="P3" draw:layer="layout" svg:x1="2.7cm" svg:y1="7.967cm" svg:x2="2.652cm" svg:y2="7.967cm">
          <text:p/>
        </draw:line>
        <draw:polygon draw:style-name="gr2" draw:text-style-name="P2" draw:layer="layout" svg:width="0.047cm" svg:height="0cm" svg:x="2.652cm" svg:y="7.926cm" svg:viewBox="0 0 48 0" draw:points="48,0 0,0">
          <text:p/>
        </draw:polygon>
        <draw:line draw:style-name="gr10" draw:text-style-name="P3" draw:layer="layout" svg:x1="2.7cm" svg:y1="7.926cm" svg:x2="2.652cm" svg:y2="7.926cm">
          <text:p/>
        </draw:line>
        <draw:polygon draw:style-name="gr2" draw:text-style-name="P2" draw:layer="layout" svg:width="0.047cm" svg:height="0cm" svg:x="2.652cm" svg:y="7.893cm" svg:viewBox="0 0 48 0" draw:points="48,0 0,0">
          <text:p/>
        </draw:polygon>
        <draw:line draw:style-name="gr10" draw:text-style-name="P3" draw:layer="layout" svg:x1="2.7cm" svg:y1="7.893cm" svg:x2="2.652cm" svg:y2="7.893cm">
          <text:p/>
        </draw:line>
        <draw:polyline draw:style-name="gr13" draw:text-style-name="P3" draw:layer="layout" svg:width="7.705cm" svg:height="2.78cm" svg:x="3.084cm" svg:y="8.013cm" svg:viewBox="0 0 7706 2781" draw:points="0,667 406,341 811,289 1217,305 1622,187 2028,39 2434,56 2840,0 3246,180 3651,463 4056,786 4462,1152 4868,1561 5273,1850 5678,2269 6084,2402 6490,2637 6895,2715 7301,2732 7706,2781">
          <text:p/>
        </draw:polyline>
        <draw:polyline draw:style-name="gr14" draw:text-style-name="P3" draw:layer="layout" svg:width="7.705cm" svg:height="2.433cm" svg:x="3.084cm" svg:y="8.27cm" svg:viewBox="0 0 7706 2434" draw:points="0,276 406,231 811,230 1217,169 1622,111 2028,28 2434,0 2840,27 3246,202 3651,419 4056,715 4462,941 4868,1271 5273,1526 5678,1719 6084,2044 6490,2241 6895,2362 7301,2416 7706,2434">
          <text:p/>
        </draw:polyline>
        <draw:polyline draw:style-name="gr15" draw:text-style-name="P3" draw:layer="layout" svg:width="7.705cm" svg:height="2.187cm" svg:x="3.084cm" svg:y="8.481cm" svg:viewBox="0 0 7706 2188" draw:points="0,128 406,192 811,148 1217,79 1622,15 2028,25 2434,0 2840,27 3246,165 3651,358 4056,547 4462,803 4868,1085 5273,1308 5678,1526 6084,1749 6490,1912 6895,2067 7301,2188 7706,2166">
          <text:p/>
        </draw:polyline>
        <draw:polyline draw:style-name="gr16" draw:text-style-name="P3" draw:layer="layout" svg:width="7.705cm" svg:height="1.885cm" svg:x="3.084cm" svg:y="8.663cm" svg:viewBox="0 0 7706 1886" draw:points="0,233 406,185 811,182 1217,131 1622,95 2028,0 2434,58 2840,86 3246,218 3651,354 4056,496 4462,703 4868,876 5273,1027 5678,1204 6084,1364 6490,1575 6895,1655 7301,1757 7706,1886">
          <text:p/>
        </draw:polyline>
        <draw:line draw:style-name="gr17" draw:text-style-name="P3" draw:layer="layout" svg:x1="2.699cm" svg:y1="10.933cm" svg:x2="2.699cm" svg:y2="7.874cm">
          <text:p/>
        </draw:line>
        <draw:line draw:style-name="gr17" draw:text-style-name="P3" draw:layer="layout" svg:x1="11.175cm" svg:y1="10.933cm" svg:x2="11.175cm" svg:y2="7.874cm">
          <text:p/>
        </draw:line>
        <draw:line draw:style-name="gr17" draw:text-style-name="P3" draw:layer="layout" svg:x1="2.699cm" svg:y1="7.874cm" svg:x2="11.175cm" svg:y2="7.874cm">
          <text:p/>
        </draw:line>
        <draw:frame draw:style-name="gr20" draw:text-style-name="P6" draw:layer="layout" svg:width="2.318cm" svg:height="0.412cm" draw:transform="rotate (1.5707963267949) translate (0.635cm 10.668cm)">
          <draw:text-box>
            <text:p text:style-name="P4"><text:span text:style-name="T1">Fano factor F</text:span></text:p>
          </draw:text-box>
        </draw:frame>
        <draw:frame draw:style-name="gr9" draw:text-style-name="P5" draw:layer="layout" svg:width="0.451cm" svg:height="0.412cm" svg:x="1.442cm" svg:y="10.636cm">
          <draw:text-box>
            <text:p text:style-name="P4"><text:span text:style-name="T1">10</text:span></text:p>
          </draw:text-box>
        </draw:frame>
        <draw:polygon draw:style-name="gr2" draw:text-style-name="P2" draw:layer="layout" svg:width="0.155cm" svg:height="0.006cm" svg:x="1.92cm" svg:y="10.67cm" svg:viewBox="0 0 156 7" draw:points="0,0 156,0 156,7 0,7">
          <text:p/>
        </draw:polygon>
        <draw:frame draw:style-name="gr7" draw:text-style-name="P8" draw:layer="layout" svg:width="0.246cm" svg:height="0.289cm" svg:x="2.102cm" svg:y="10.624cm">
          <draw:text-box>
            <text:p text:style-name="P4"><text:span text:style-name="T3">2</text:span></text:p>
          </draw:text-box>
        </draw:frame>
        <draw:frame draw:style-name="gr9" draw:text-style-name="P5" draw:layer="layout" svg:width="0.451cm" svg:height="0.412cm" svg:x="1.654cm" svg:y="9.81cm">
          <draw:text-box>
            <text:p text:style-name="P4"><text:span text:style-name="T1">10</text:span></text:p>
          </draw:text-box>
        </draw:frame>
        <draw:frame draw:style-name="gr7" draw:text-style-name="P8" draw:layer="layout" svg:width="0.246cm" svg:height="0.289cm" svg:x="2.106cm" svg:y="9.798cm">
          <draw:text-box>
            <text:p text:style-name="P4"><text:span text:style-name="T3">0</text:span></text:p>
          </draw:text-box>
        </draw:frame>
        <draw:frame draw:style-name="gr9" draw:text-style-name="P5" draw:layer="layout" svg:width="0.451cm" svg:height="0.412cm" svg:x="1.654cm" svg:y="8.984cm">
          <draw:text-box>
            <text:p text:style-name="P4"><text:span text:style-name="T1">10</text:span></text:p>
          </draw:text-box>
        </draw:frame>
        <draw:frame draw:style-name="gr7" draw:text-style-name="P8" draw:layer="layout" svg:width="0.246cm" svg:height="0.289cm" svg:x="2.106cm" svg:y="8.973cm">
          <draw:text-box>
            <text:p text:style-name="P4"><text:span text:style-name="T3">2</text:span></text:p>
          </draw:text-box>
        </draw:frame>
        <draw:frame draw:style-name="gr9" draw:text-style-name="P5" draw:layer="layout" svg:width="0.451cm" svg:height="0.412cm" svg:x="1.654cm" svg:y="8.163cm">
          <draw:text-box>
            <text:p text:style-name="P4"><text:span text:style-name="T1">10</text:span></text:p>
          </draw:text-box>
        </draw:frame>
        <draw:frame draw:style-name="gr7" draw:text-style-name="P8" draw:layer="layout" svg:width="0.246cm" svg:height="0.289cm" svg:x="2.106cm" svg:y="8.151cm">
          <draw:text-box>
            <text:p text:style-name="P4"><text:span text:style-name="T3">4</text:span></text:p>
          </draw:text-box>
        </draw:frame>
        <draw:frame draw:style-name="gr21" draw:text-style-name="P5" draw:layer="layout" svg:width="0.352cm" svg:height="0.46cm" svg:x="2.003cm" svg:y="2.62cm">
          <draw:text-box>
            <text:p text:style-name="P4"><text:span text:style-name="T1">0</text:span></text:p>
          </draw:text-box>
        </draw:frame>
        <draw:frame draw:style-name="gr22" draw:text-style-name="P5" draw:layer="layout" svg:width="0.451cm" svg:height="0.46cm" svg:x="1.778cm" svg:y="1.959cm">
          <draw:text-box>
            <text:p text:style-name="P4"><text:span text:style-name="T1">20</text:span></text:p>
          </draw:text-box>
        </draw:frame>
        <draw:frame draw:style-name="gr22" draw:text-style-name="P5" draw:layer="layout" svg:width="0.451cm" svg:height="0.46cm" svg:x="1.778cm" svg:y="1.296cm">
          <draw:text-box>
            <text:p text:style-name="P4"><text:span text:style-name="T1">40</text:span></text:p>
          </draw:text-box>
        </draw:frame>
        <draw:frame draw:style-name="gr22" draw:text-style-name="P5" draw:layer="layout" svg:width="0.451cm" svg:height="0.46cm" svg:x="1.778cm" svg:y="0.635cm">
          <draw:text-box>
            <text:p text:style-name="P4"><text:span text:style-name="T1">60</text:span></text:p>
          </draw:text-box>
        </draw:frame>
        <draw:line draw:style-name="gr23" draw:text-style-name="P9" draw:layer="layout" svg:x1="7.925cm" svg:y1="3.048cm" svg:x2="7.925cm" svg:y2="10.795cm">
          <text:p/>
        </draw:line>
        <draw:frame draw:style-name="gr24" draw:text-style-name="P10" draw:layer="layout" svg:width="0.889cm" svg:height="0.497cm" svg:x="8.427cm" svg:y="4.033cm">
          <draw:text-box>
            <text:p><text:span text:style-name="T5">crit</text:span></text:p>
          </draw:text-box>
        </draw:frame>
        <draw:frame draw:style-name="gr25" draw:text-style-name="P11" draw:layer="layout" svg:width="0.254cm" svg:height="0.822cm" svg:x="8.179cm" svg:y="3.683cm">
          <draw:text-box>
            <text:p><text:span text:style-name="T6">I</text:span></text:p>
          </draw:text-box>
        </draw:frame>
        <draw:polygon draw:style-name="gr2" draw:text-style-name="P2" draw:layer="layout" svg:width="0cm" svg:height="0.062cm" svg:x="3.685cm" svg:y="10.932cm" svg:viewBox="0 0 0 63" draw:points="0,0 0,63">
          <text:p/>
        </draw:polygon>
        <draw:line draw:style-name="gr3" draw:text-style-name="P3" draw:layer="layout" svg:x1="3.685cm" svg:y1="10.932cm" svg:x2="3.685cm" svg:y2="10.995cm">
          <text:p/>
        </draw:line>
        <draw:polygon draw:style-name="gr2" draw:text-style-name="P2" draw:layer="layout" svg:width="0cm" svg:height="0.062cm" svg:x="4.699cm" svg:y="10.932cm" svg:viewBox="0 0 0 63" draw:points="0,0 0,63">
          <text:p/>
        </draw:polygon>
        <draw:line draw:style-name="gr3" draw:text-style-name="P3" draw:layer="layout" svg:x1="4.699cm" svg:y1="10.932cm" svg:x2="4.699cm" svg:y2="10.995cm">
          <text:p/>
        </draw:line>
        <draw:polygon draw:style-name="gr2" draw:text-style-name="P2" draw:layer="layout" svg:width="0cm" svg:height="0.062cm" svg:x="5.713cm" svg:y="10.932cm" svg:viewBox="0 0 0 63" draw:points="0,0 0,63">
          <text:p/>
        </draw:polygon>
        <draw:line draw:style-name="gr3" draw:text-style-name="P3" draw:layer="layout" svg:x1="5.713cm" svg:y1="10.932cm" svg:x2="5.713cm" svg:y2="10.995cm">
          <text:p/>
        </draw:line>
        <draw:polygon draw:style-name="gr2" draw:text-style-name="P2" draw:layer="layout" svg:width="0cm" svg:height="0.062cm" svg:x="6.726cm" svg:y="10.932cm" svg:viewBox="0 0 0 63" draw:points="0,0 0,63">
          <text:p/>
        </draw:polygon>
        <draw:line draw:style-name="gr3" draw:text-style-name="P3" draw:layer="layout" svg:x1="6.726cm" svg:y1="10.932cm" svg:x2="6.726cm" svg:y2="10.995cm">
          <text:p/>
        </draw:line>
        <draw:polygon draw:style-name="gr2" draw:text-style-name="P2" draw:layer="layout" svg:width="0cm" svg:height="0.062cm" svg:x="7.74cm" svg:y="10.932cm" svg:viewBox="0 0 0 63" draw:points="0,0 0,63">
          <text:p/>
        </draw:polygon>
        <draw:line draw:style-name="gr3" draw:text-style-name="P3" draw:layer="layout" svg:x1="7.74cm" svg:y1="10.932cm" svg:x2="7.74cm" svg:y2="10.995cm">
          <text:p/>
        </draw:line>
        <draw:polygon draw:style-name="gr2" draw:text-style-name="P2" draw:layer="layout" svg:width="0cm" svg:height="0.062cm" svg:x="8.754cm" svg:y="10.932cm" svg:viewBox="0 0 0 63" draw:points="0,0 0,63">
          <text:p/>
        </draw:polygon>
        <draw:line draw:style-name="gr3" draw:text-style-name="P3" draw:layer="layout" svg:x1="8.754cm" svg:y1="10.932cm" svg:x2="8.754cm" svg:y2="10.995cm">
          <text:p/>
        </draw:line>
        <draw:polygon draw:style-name="gr2" draw:text-style-name="P2" draw:layer="layout" svg:width="0cm" svg:height="0.062cm" svg:x="9.767cm" svg:y="10.932cm" svg:viewBox="0 0 0 63" draw:points="0,0 0,63">
          <text:p/>
        </draw:polygon>
        <draw:line draw:style-name="gr3" draw:text-style-name="P3" draw:layer="layout" svg:x1="9.767cm" svg:y1="10.932cm" svg:x2="9.767cm" svg:y2="10.995cm">
          <text:p/>
        </draw:line>
        <draw:polygon draw:style-name="gr2" draw:text-style-name="P2" draw:layer="layout" svg:width="0cm" svg:height="0.062cm" svg:x="10.781cm" svg:y="10.932cm" svg:viewBox="0 0 0 63" draw:points="0,0 0,63">
          <text:p/>
        </draw:polygon>
        <draw:line draw:style-name="gr3" draw:text-style-name="P3" draw:layer="layout" svg:x1="10.781cm" svg:y1="10.932cm" svg:x2="10.781cm" svg:y2="10.995cm">
          <text:p/>
        </draw:line>
        <draw:line draw:style-name="gr17" draw:text-style-name="P3" draw:layer="layout" svg:x1="2.692cm" svg:y1="10.932cm" svg:x2="11.166cm" svg:y2="10.932cm">
          <text:p/>
        </draw:line>
        <draw:path draw:style-name="gr26" draw:text-style-name="P12" draw:layer="layout" svg:width="4.869cm" svg:height="0.67cm" svg:x="6.179cm" svg:y="2.159cm" svg:viewBox="0 0 4870 671" svg:d="M71 671h4728c47 0 71-24 71-71v-530c0-47-24-70-71-70h-4728c-47 0-71 23-71 70v530c0 47 24 71 71 71z">
          <text:p/>
        </draw:path>
        <draw:line draw:style-name="gr18" draw:text-style-name="P3" draw:layer="layout" svg:x1="6.32cm" svg:y1="2.459cm" svg:x2="7.026cm" svg:y2="2.459cm">
          <text:p/>
        </draw:line>
        <draw:frame draw:style-name="gr27" draw:text-style-name="P6" draw:layer="layout" svg:width="3.418cm" svg:height="0.412cm" svg:x="7.309cm" svg:y="2.241cm">
          <draw:text-box>
            <text:p text:style-name="P4"><text:span text:style-name="T1">spik</text:span><text:span text:style-name="T1">ing </text:span><text:span text:style-name="T1">firin</text:span><text:span text:style-name="T1">g </text:span><text:span text:style-name="T1">rate </text:span><text:span text:style-name="T2">r</text:span></text:p>
          </draw:text-box>
        </draw:frame>
        <draw:frame draw:style-name="gr28" draw:text-style-name="P8" draw:layer="layout" svg:width="0.317cm" svg:height="0.289cm" svg:x="10.668cm" svg:y="2.397cm">
          <draw:text-box>
            <text:p text:style-name="P4"><text:span text:style-name="T3">0</text:span></text:p>
          </draw:text-box>
        </draw:frame>
        <draw:path draw:style-name="gr26" draw:text-style-name="P12" draw:layer="layout" svg:width="2.623cm" svg:height="1.541cm" svg:x="3.81cm" svg:y="9.144cm" svg:viewBox="0 0 2624 1542" svg:d="M70 1542h2482c48 0 72-16 72-50v-1442c0-34-24-50-72-50h-2482c-47 0-70 16-70 50v1442c0 34 23 50 70 50z">
          <text:p/>
        </draw:path>
        <draw:line draw:style-name="gr13" draw:text-style-name="P3" draw:layer="layout" svg:x1="3.951cm" svg:y1="9.346cm" svg:x2="4.656cm" svg:y2="9.346cm">
          <text:p/>
        </draw:line>
        <draw:line draw:style-name="gr14" draw:text-style-name="P3" draw:layer="layout" svg:x1="3.951cm" svg:y1="9.713cm" svg:x2="4.656cm" svg:y2="9.713cm">
          <text:p/>
        </draw:line>
        <draw:frame draw:style-name="gr29" draw:text-style-name="P5" draw:layer="layout" svg:width="1.352cm" svg:height="0.412cm" svg:x="4.939cm" svg:y="9.202cm">
          <draw:text-box>
            <text:p text:style-name="P4"><text:span text:style-name="T1">D=0.25</text:span></text:p>
          </draw:text-box>
        </draw:frame>
        <draw:line draw:style-name="gr15" draw:text-style-name="P3" draw:layer="layout" svg:x1="3.951cm" svg:y1="10.08cm" svg:x2="4.656cm" svg:y2="10.08cm">
          <text:p/>
        </draw:line>
        <draw:frame draw:style-name="gr29" draw:text-style-name="P5" draw:layer="layout" svg:width="1.352cm" svg:height="0.412cm" svg:x="4.939cm" svg:y="9.569cm">
          <draw:text-box>
            <text:p text:style-name="P4"><text:span text:style-name="T1">D=0.30</text:span></text:p>
          </draw:text-box>
        </draw:frame>
        <draw:line draw:style-name="gr16" draw:text-style-name="P3" draw:layer="layout" svg:x1="3.951cm" svg:y1="10.446cm" svg:x2="4.656cm" svg:y2="10.446cm">
          <text:p/>
        </draw:line>
        <draw:frame draw:style-name="gr30" draw:text-style-name="P5" draw:layer="layout" svg:width="1.352cm" svg:height="0.412cm" svg:x="4.939cm" svg:y="9.936cm">
          <draw:text-box>
            <text:p text:style-name="P4"><text:span text:style-name="T1">D=0.35</text:span></text:p>
          </draw:text-box>
        </draw:frame>
        <draw:frame draw:style-name="gr29" draw:text-style-name="P5" draw:layer="layout" svg:width="1.352cm" svg:height="0.412cm" svg:x="4.939cm" svg:y="10.302cm">
          <draw:text-box>
            <text:p text:style-name="P4"><text:span text:style-name="T1">D=0.45</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Sans1" svg:font-family="DejaVuSans"/>
    <style:font-face style:name="Lohit Devanagari2" svg:font-family="'Lohit Devanagari'"/>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ed_20__28_var_29__20_4"/>
      <style:paragraph-properties>
        <style:tab-stops/>
      </style:paragraph-properties>
      <style:text-properties fo:background-color="#ffffff"/>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en" fo:country="US" style:letter-kerning="true" style:font-name-asian="Lohit Devanagari1" style:font-family-asian="'Lohit Devanagari'" style:font-pitch-asian="variable" style:font-size-asian="12pt" style:language-asian="hi" style:country-asian="IN" style:font-size-complex="12pt"/>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office:styles>
  <office:automatic-styles>
    <style:page-layout style:name="PM0">
      <style:page-layout-properties fo:margin-top="0cm" fo:margin-bottom="1cm" fo:margin-left="0cm" fo:margin-right="0cm" fo:page-width="16.256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date>2020-06-15T15:11:28.216763231</dc:date>
    <meta:editing-duration>PT17H53M16S</meta:editing-duration>
    <meta:editing-cycles>8</meta:editing-cycles>
    <meta:generator>LibreOffice/6.3.5.2$Linux_X86_64 LibreOffice_project/30$Build-2</meta:generator>
    <meta:document-statistic meta:object-count="399"/>
  </office:meta>
</office:document-meta>
</file>